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10" style:family="table-cell" style:parent-style-name="Default" style:data-style-name="N0">
      <style:table-cell-properties fo:background-color="#ffe699"/>
    </style:style>
    <style:style style:name="ce4" style:family="table-cell" style:parent-style-name="Default" style:data-style-name="N0">
      <style:table-cell-properties fo:background-color="#ffc000"/>
    </style:style>
    <style:style style:name="ce12" style:family="table-cell" style:parent-style-name="Default" style:data-style-name="N0">
      <style:table-cell-properties fo:background-color="#f2c6f0"/>
    </style:style>
    <style:style style:name="ce11" style:family="table-cell" style:parent-style-name="Default" style:data-style-name="N0">
      <style:table-cell-properties fo:background-color="#5b9bd5"/>
    </style:style>
    <style:style style:name="ce9" style:family="table-cell" style:parent-style-name="Default" style:data-style-name="N0">
      <style:table-cell-properties fo:background-color="#ff0000"/>
      <style:text-properties fo:color="#ffffff"/>
    </style:style>
    <style:style style:name="ce14" style:family="table-cell" style:parent-style-name="Default" style:data-style-name="N0">
      <style:table-cell-properties fo:background-color="transparent"/>
      <style:text-properties fo:color="#000000"/>
    </style:style>
    <style:style style:name="ce8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2" table:default-cell-style-name="ce1"/>
        <table:table-column table:style-name="co1" table:number-columns-repeated="960" table:default-cell-style-name="Default"/>
        <table:table-row table:style-name="ro1">
          <table:table-cell office:value-type="string" calcext:value-type="string">
            <text:p>AUDCx</text:p>
          </table:table-cell>
          <table:table-cell office:value-type="string" calcext:value-type="string">
            <text:p>DIV\AUDFx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0000/(([.C1]+1)*[.B2])" office:value-type="float" office:value="30000" calcext:value-type="float">
            <text:p>30000</text:p>
          </table:table-cell>
          <table:table-cell table:formula="of:=30000/(([.D1]+1)*1)" office:value-type="float" office:value="15000" calcext:value-type="float">
            <text:p>15000</text:p>
          </table:table-cell>
          <table:table-cell table:formula="of:=30000/(([.E1]+1)*1)" office:value-type="float" office:value="10000" calcext:value-type="float">
            <text:p>10000</text:p>
          </table:table-cell>
          <table:table-cell table:formula="of:=30000/(([.F1]+1)*1)" office:value-type="float" office:value="7500" calcext:value-type="float">
            <text:p>7500</text:p>
          </table:table-cell>
          <table:table-cell table:formula="of:=30000/(([.G1]+1)*1)" office:value-type="float" office:value="6000" calcext:value-type="float">
            <text:p>6000</text:p>
          </table:table-cell>
          <table:table-cell table:formula="of:=30000/(([.H1]+1)*1)" office:value-type="float" office:value="5000" calcext:value-type="float">
            <text:p>5000</text:p>
          </table:table-cell>
          <table:table-cell table:formula="of:=30000/(([.I1]+1)*1)" office:value-type="float" office:value="4285.71428571429" calcext:value-type="float">
            <text:p>4285.71428571429</text:p>
          </table:table-cell>
          <table:table-cell table:formula="of:=30000/(([.J1]+1)*1)" office:value-type="float" office:value="3750" calcext:value-type="float">
            <text:p>3750</text:p>
          </table:table-cell>
          <table:table-cell table:formula="of:=30000/(([.K1]+1)*1)" office:value-type="float" office:value="3333.33333333333" calcext:value-type="float">
            <text:p>3333.33333333333</text:p>
          </table:table-cell>
          <table:table-cell table:formula="of:=30000/(([.L1]+1)*1)" office:value-type="float" office:value="3000" calcext:value-type="float">
            <text:p>3000</text:p>
          </table:table-cell>
          <table:table-cell table:formula="of:=30000/(([.M1]+1)*1)" office:value-type="float" office:value="2727.27272727273" calcext:value-type="float">
            <text:p>2727.27272727273</text:p>
          </table:table-cell>
          <table:table-cell table:formula="of:=30000/(([.N1]+1)*1)" office:value-type="float" office:value="2500" calcext:value-type="float">
            <text:p>2500</text:p>
          </table:table-cell>
          <table:table-cell table:formula="of:=30000/(([.O1]+1)*1)" office:value-type="float" office:value="2307.69230769231" calcext:value-type="float">
            <text:p>2307.69230769231</text:p>
          </table:table-cell>
          <table:table-cell table:formula="of:=30000/(([.P1]+1)*1)" office:value-type="float" office:value="2142.85714285714" calcext:value-type="float">
            <text:p>2142.85714285714</text:p>
          </table:table-cell>
          <table:table-cell table:formula="of:=30000/(([.Q1]+1)*1)" office:value-type="float" office:value="2000" calcext:value-type="float">
            <text:p>2000</text:p>
          </table:table-cell>
          <table:table-cell table:formula="of:=30000/(([.R1]+1)*1)" office:value-type="float" office:value="1875" calcext:value-type="float">
            <text:p>1875</text:p>
          </table:table-cell>
          <table:table-cell table:formula="of:=30000/(([.S1]+1)*1)" office:value-type="float" office:value="1764.70588235294" calcext:value-type="float">
            <text:p>1764.70588235294</text:p>
          </table:table-cell>
          <table:table-cell table:formula="of:=30000/(([.T1]+1)*1)" office:value-type="float" office:value="1666.66666666667" calcext:value-type="float">
            <text:p>1666.66666666667</text:p>
          </table:table-cell>
          <table:table-cell table:formula="of:=30000/(([.U1]+1)*1)" office:value-type="float" office:value="1578.94736842105" calcext:value-type="float">
            <text:p>1578.94736842105</text:p>
          </table:table-cell>
          <table:table-cell table:formula="of:=30000/(([.V1]+1)*1)" office:value-type="float" office:value="1500" calcext:value-type="float">
            <text:p>1500</text:p>
          </table:table-cell>
          <table:table-cell table:formula="of:=30000/(([.W1]+1)*1)" office:value-type="float" office:value="1428.57142857143" calcext:value-type="float">
            <text:p>1428.57142857143</text:p>
          </table:table-cell>
          <table:table-cell table:formula="of:=30000/(([.X1]+1)*1)" office:value-type="float" office:value="1363.63636363636" calcext:value-type="float">
            <text:p>1363.63636363636</text:p>
          </table:table-cell>
          <table:table-cell table:formula="of:=30000/(([.Y1]+1)*1)" office:value-type="float" office:value="1304.34782608696" calcext:value-type="float">
            <text:p>1304.34782608696</text:p>
          </table:table-cell>
          <table:table-cell table:formula="of:=30000/(([.Z1]+1)*1)" office:value-type="float" office:value="1250" calcext:value-type="float">
            <text:p>1250</text:p>
          </table:table-cell>
          <table:table-cell table:formula="of:=30000/(([.AA1]+1)*1)" office:value-type="float" office:value="1200" calcext:value-type="float">
            <text:p>1200</text:p>
          </table:table-cell>
          <table:table-cell table:formula="of:=30000/(([.AB1]+1)*1)" office:value-type="float" office:value="1153.84615384615" calcext:value-type="float">
            <text:p>1153.84615384615</text:p>
          </table:table-cell>
          <table:table-cell table:formula="of:=30000/(([.AC1]+1)*1)" office:value-type="float" office:value="1111.11111111111" calcext:value-type="float">
            <text:p>1111.11111111111</text:p>
          </table:table-cell>
          <table:table-cell table:formula="of:=30000/(([.AD1]+1)*1)" office:value-type="float" office:value="1071.42857142857" calcext:value-type="float">
            <text:p>1071.42857142857</text:p>
          </table:table-cell>
          <table:table-cell table:formula="of:=30000/(([.AE1]+1)*1)" office:value-type="float" office:value="1034.48275862069" calcext:value-type="float">
            <text:p>1034.48275862069</text:p>
          </table:table-cell>
          <table:table-cell table:formula="of:=30000/(([.AF1]+1)*1)" office:value-type="float" office:value="1000" calcext:value-type="float">
            <text:p>1000</text:p>
          </table:table-cell>
          <table:table-cell table:formula="of:=30000/(([.AG1]+1)*1)" office:value-type="float" office:value="967.741935483871" calcext:value-type="float">
            <text:p>967.741935483871</text:p>
          </table:table-cell>
          <table:table-cell table:formula="of:=30000/(([.AH1]+1)*1)" office:value-type="float" office:value="937.5" calcext:value-type="float">
            <text:p>937.5</text:p>
          </table:table-cell>
          <table:table-cell table:number-columns-repeated="990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30000/(([.C1]+1)*[.B3])" office:value-type="float" office:value="30000" calcext:value-type="float">
            <text:p>30000</text:p>
          </table:table-cell>
          <table:table-cell table:style-name="ce2" table:formula="of:=30000/(([.D1]+1)*1)" office:value-type="float" office:value="15000" calcext:value-type="float">
            <text:p>15000</text:p>
          </table:table-cell>
          <table:table-cell table:style-name="ce2" table:formula="of:=30000/(([.E1]+1)*1)" office:value-type="float" office:value="10000" calcext:value-type="float">
            <text:p>10000</text:p>
          </table:table-cell>
          <table:table-cell table:style-name="ce2" table:formula="of:=30000/(([.F1]+1)*1)" office:value-type="float" office:value="7500" calcext:value-type="float">
            <text:p>7500</text:p>
          </table:table-cell>
          <table:table-cell table:style-name="ce2" table:formula="of:=30000/(([.G1]+1)*1)" office:value-type="float" office:value="6000" calcext:value-type="float">
            <text:p>6000</text:p>
          </table:table-cell>
          <table:table-cell table:style-name="ce2" table:formula="of:=30000/(([.H1]+1)*1)" office:value-type="float" office:value="5000" calcext:value-type="float">
            <text:p>5000</text:p>
          </table:table-cell>
          <table:table-cell table:style-name="ce2" table:formula="of:=30000/(([.I1]+1)*1)" office:value-type="float" office:value="4285.71428571429" calcext:value-type="float">
            <text:p>4285.71428571429</text:p>
          </table:table-cell>
          <table:table-cell table:style-name="ce2" table:formula="of:=30000/(([.J1]+1)*1)" office:value-type="float" office:value="3750" calcext:value-type="float">
            <text:p>3750</text:p>
          </table:table-cell>
          <table:table-cell table:style-name="ce2" table:formula="of:=30000/(([.K1]+1)*1)" office:value-type="float" office:value="3333.33333333333" calcext:value-type="float">
            <text:p>3333.33333333333</text:p>
          </table:table-cell>
          <table:table-cell table:style-name="ce2" table:formula="of:=30000/(([.L1]+1)*1)" office:value-type="float" office:value="3000" calcext:value-type="float">
            <text:p>3000</text:p>
          </table:table-cell>
          <table:table-cell table:style-name="ce2" table:formula="of:=30000/(([.M1]+1)*1)" office:value-type="float" office:value="2727.27272727273" calcext:value-type="float">
            <text:p>2727.27272727273</text:p>
          </table:table-cell>
          <table:table-cell table:style-name="ce2" table:formula="of:=30000/(([.N1]+1)*1)" office:value-type="float" office:value="2500" calcext:value-type="float">
            <text:p>2500</text:p>
          </table:table-cell>
          <table:table-cell table:style-name="ce2" table:formula="of:=30000/(([.O1]+1)*1)" office:value-type="float" office:value="2307.69230769231" calcext:value-type="float">
            <text:p>2307.69230769231</text:p>
          </table:table-cell>
          <table:table-cell table:style-name="ce2" table:formula="of:=30000/(([.P1]+1)*1)" office:value-type="float" office:value="2142.85714285714" calcext:value-type="float">
            <text:p>2142.85714285714</text:p>
          </table:table-cell>
          <table:table-cell table:style-name="ce2" table:formula="of:=30000/(([.Q1]+1)*1)" office:value-type="float" office:value="2000" calcext:value-type="float">
            <text:p>2000</text:p>
          </table:table-cell>
          <table:table-cell table:style-name="ce2" table:formula="of:=30000/(([.R1]+1)*1)" office:value-type="float" office:value="1875" calcext:value-type="float">
            <text:p>1875</text:p>
          </table:table-cell>
          <table:table-cell table:style-name="ce2" table:formula="of:=30000/(([.S1]+1)*1)" office:value-type="float" office:value="1764.70588235294" calcext:value-type="float">
            <text:p>1764.70588235294</text:p>
          </table:table-cell>
          <table:table-cell table:style-name="ce2" table:formula="of:=30000/(([.T1]+1)*1)" office:value-type="float" office:value="1666.66666666667" calcext:value-type="float">
            <text:p>1666.66666666667</text:p>
          </table:table-cell>
          <table:table-cell table:style-name="ce2" table:formula="of:=30000/(([.U1]+1)*1)" office:value-type="float" office:value="1578.94736842105" calcext:value-type="float">
            <text:p>1578.94736842105</text:p>
          </table:table-cell>
          <table:table-cell table:style-name="ce2" table:formula="of:=30000/(([.V1]+1)*1)" office:value-type="float" office:value="1500" calcext:value-type="float">
            <text:p>1500</text:p>
          </table:table-cell>
          <table:table-cell table:style-name="ce2" table:formula="of:=30000/(([.W1]+1)*1)" office:value-type="float" office:value="1428.57142857143" calcext:value-type="float">
            <text:p>1428.57142857143</text:p>
          </table:table-cell>
          <table:table-cell table:style-name="ce2" table:formula="of:=30000/(([.X1]+1)*1)" office:value-type="float" office:value="1363.63636363636" calcext:value-type="float">
            <text:p>1363.63636363636</text:p>
          </table:table-cell>
          <table:table-cell table:style-name="ce2" table:formula="of:=30000/(([.Y1]+1)*1)" office:value-type="float" office:value="1304.34782608696" calcext:value-type="float">
            <text:p>1304.34782608696</text:p>
          </table:table-cell>
          <table:table-cell table:style-name="ce2" table:formula="of:=30000/(([.Z1]+1)*1)" office:value-type="float" office:value="1250" calcext:value-type="float">
            <text:p>1250</text:p>
          </table:table-cell>
          <table:table-cell table:style-name="ce2" table:formula="of:=30000/(([.AA1]+1)*1)" office:value-type="float" office:value="1200" calcext:value-type="float">
            <text:p>1200</text:p>
          </table:table-cell>
          <table:table-cell table:style-name="ce2" table:formula="of:=30000/(([.AB1]+1)*1)" office:value-type="float" office:value="1153.84615384615" calcext:value-type="float">
            <text:p>1153.84615384615</text:p>
          </table:table-cell>
          <table:table-cell table:style-name="ce2" table:formula="of:=30000/(([.AC1]+1)*1)" office:value-type="float" office:value="1111.11111111111" calcext:value-type="float">
            <text:p>1111.11111111111</text:p>
          </table:table-cell>
          <table:table-cell table:style-name="ce2" table:formula="of:=30000/(([.AD1]+1)*1)" office:value-type="float" office:value="1071.42857142857" calcext:value-type="float">
            <text:p>1071.42857142857</text:p>
          </table:table-cell>
          <table:table-cell table:style-name="ce2" table:formula="of:=30000/(([.AE1]+1)*1)" office:value-type="float" office:value="1034.48275862069" calcext:value-type="float">
            <text:p>1034.48275862069</text:p>
          </table:table-cell>
          <table:table-cell table:style-name="ce2" table:formula="of:=30000/(([.AF1]+1)*1)" office:value-type="float" office:value="1000" calcext:value-type="float">
            <text:p>1000</text:p>
          </table:table-cell>
          <table:table-cell table:style-name="ce2" table:formula="of:=30000/(([.AG1]+1)*1)" office:value-type="float" office:value="967.741935483871" calcext:value-type="float">
            <text:p>967.741935483871</text:p>
          </table:table-cell>
          <table:table-cell table:style-name="ce2" table:formula="of:=30000/(([.AH1]+1)*1)" office:value-type="float" office:value="937.5" calcext:value-type="float">
            <text:p>937.5</text:p>
          </table:table-cell>
          <table:table-cell table:number-columns-repeated="99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30000/(([.C1]+1)*[.B4])" office:value-type="float" office:value="2000" calcext:value-type="float">
            <text:p>2000</text:p>
          </table:table-cell>
          <table:table-cell table:style-name="ce2" table:formula="of:=30000/(([.D1]+1)*15)" office:value-type="float" office:value="1000" calcext:value-type="float">
            <text:p>1000</text:p>
          </table:table-cell>
          <table:table-cell table:style-name="ce2" table:formula="of:=30000/(([.E1]+1)*15)" office:value-type="float" office:value="666.666666666667" calcext:value-type="float">
            <text:p>666.666666666667</text:p>
          </table:table-cell>
          <table:table-cell table:style-name="ce2" table:formula="of:=30000/(([.F1]+1)*15)" office:value-type="float" office:value="500" calcext:value-type="float">
            <text:p>500</text:p>
          </table:table-cell>
          <table:table-cell table:style-name="ce2" table:formula="of:=30000/(([.G1]+1)*15)" office:value-type="float" office:value="400" calcext:value-type="float">
            <text:p>400</text:p>
          </table:table-cell>
          <table:table-cell table:style-name="ce2" table:formula="of:=30000/(([.H1]+1)*15)" office:value-type="float" office:value="333.333333333333" calcext:value-type="float">
            <text:p>333.333333333333</text:p>
          </table:table-cell>
          <table:table-cell table:style-name="ce2" table:formula="of:=30000/(([.I1]+1)*15)" office:value-type="float" office:value="285.714285714286" calcext:value-type="float">
            <text:p>285.714285714286</text:p>
          </table:table-cell>
          <table:table-cell table:style-name="ce2" table:formula="of:=30000/(([.J1]+1)*15)" office:value-type="float" office:value="250" calcext:value-type="float">
            <text:p>250</text:p>
          </table:table-cell>
          <table:table-cell table:style-name="ce2" table:formula="of:=30000/(([.K1]+1)*15)" office:value-type="float" office:value="222.222222222222" calcext:value-type="float">
            <text:p>222.222222222222</text:p>
          </table:table-cell>
          <table:table-cell table:style-name="ce2" table:formula="of:=30000/(([.L1]+1)*15)" office:value-type="float" office:value="200" calcext:value-type="float">
            <text:p>200</text:p>
          </table:table-cell>
          <table:table-cell table:style-name="ce2" table:formula="of:=30000/(([.M1]+1)*15)" office:value-type="float" office:value="181.818181818182" calcext:value-type="float">
            <text:p>181.818181818182</text:p>
          </table:table-cell>
          <table:table-cell table:style-name="ce2" table:formula="of:=30000/(([.N1]+1)*15)" office:value-type="float" office:value="166.666666666667" calcext:value-type="float">
            <text:p>166.666666666667</text:p>
          </table:table-cell>
          <table:table-cell table:style-name="ce2" table:formula="of:=30000/(([.O1]+1)*15)" office:value-type="float" office:value="153.846153846154" calcext:value-type="float">
            <text:p>153.846153846154</text:p>
          </table:table-cell>
          <table:table-cell table:style-name="ce2" table:formula="of:=30000/(([.P1]+1)*15)" office:value-type="float" office:value="142.857142857143" calcext:value-type="float">
            <text:p>142.857142857143</text:p>
          </table:table-cell>
          <table:table-cell table:style-name="ce2" table:formula="of:=30000/(([.Q1]+1)*15)" office:value-type="float" office:value="133.333333333333" calcext:value-type="float">
            <text:p>133.333333333333</text:p>
          </table:table-cell>
          <table:table-cell table:style-name="ce2" table:formula="of:=30000/(([.R1]+1)*15)" office:value-type="float" office:value="125" calcext:value-type="float">
            <text:p>125</text:p>
          </table:table-cell>
          <table:table-cell table:style-name="ce2" table:formula="of:=30000/(([.S1]+1)*15)" office:value-type="float" office:value="117.647058823529" calcext:value-type="float">
            <text:p>117.647058823529</text:p>
          </table:table-cell>
          <table:table-cell table:style-name="ce2" table:formula="of:=30000/(([.T1]+1)*15)" office:value-type="float" office:value="111.111111111111" calcext:value-type="float">
            <text:p>111.111111111111</text:p>
          </table:table-cell>
          <table:table-cell table:style-name="ce2" table:formula="of:=30000/(([.U1]+1)*15)" office:value-type="float" office:value="105.263157894737" calcext:value-type="float">
            <text:p>105.263157894737</text:p>
          </table:table-cell>
          <table:table-cell table:style-name="ce2" table:formula="of:=30000/(([.V1]+1)*15)" office:value-type="float" office:value="100" calcext:value-type="float">
            <text:p>100</text:p>
          </table:table-cell>
          <table:table-cell table:style-name="ce2" table:formula="of:=30000/(([.W1]+1)*15)" office:value-type="float" office:value="95.2380952380952" calcext:value-type="float">
            <text:p>95.2380952380952</text:p>
          </table:table-cell>
          <table:table-cell table:style-name="ce2" table:formula="of:=30000/(([.X1]+1)*15)" office:value-type="float" office:value="90.9090909090909" calcext:value-type="float">
            <text:p>90.9090909090909</text:p>
          </table:table-cell>
          <table:table-cell table:style-name="ce2" table:formula="of:=30000/(([.Y1]+1)*15)" office:value-type="float" office:value="86.9565217391304" calcext:value-type="float">
            <text:p>86.9565217391304</text:p>
          </table:table-cell>
          <table:table-cell table:style-name="ce2" table:formula="of:=30000/(([.Z1]+1)*15)" office:value-type="float" office:value="83.3333333333333" calcext:value-type="float">
            <text:p>83.3333333333333</text:p>
          </table:table-cell>
          <table:table-cell table:style-name="ce2" table:formula="of:=30000/(([.AA1]+1)*15)" office:value-type="float" office:value="80" calcext:value-type="float">
            <text:p>80</text:p>
          </table:table-cell>
          <table:table-cell table:style-name="ce2" table:formula="of:=30000/(([.AB1]+1)*15)" office:value-type="float" office:value="76.9230769230769" calcext:value-type="float">
            <text:p>76.9230769230769</text:p>
          </table:table-cell>
          <table:table-cell table:style-name="ce2" table:formula="of:=30000/(([.AC1]+1)*15)" office:value-type="float" office:value="74.0740740740741" calcext:value-type="float">
            <text:p>74.0740740740741</text:p>
          </table:table-cell>
          <table:table-cell table:style-name="ce2" table:formula="of:=30000/(([.AD1]+1)*15)" office:value-type="float" office:value="71.4285714285714" calcext:value-type="float">
            <text:p>71.4285714285714</text:p>
          </table:table-cell>
          <table:table-cell table:style-name="ce2" table:formula="of:=30000/(([.AE1]+1)*15)" office:value-type="float" office:value="68.9655172413793" calcext:value-type="float">
            <text:p>68.9655172413793</text:p>
          </table:table-cell>
          <table:table-cell table:style-name="ce2" table:formula="of:=30000/(([.AF1]+1)*15)" office:value-type="float" office:value="66.6666666666667" calcext:value-type="float">
            <text:p>66.6666666666667</text:p>
          </table:table-cell>
          <table:table-cell table:style-name="ce2" table:formula="of:=30000/(([.AG1]+1)*15)" office:value-type="float" office:value="64.5161290322581" calcext:value-type="float">
            <text:p>64.5161290322581</text:p>
          </table:table-cell>
          <table:table-cell table:style-name="ce2" table:formula="of:=30000/(([.AH1]+1)*15)" office:value-type="float" office:value="62.5" calcext:value-type="float">
            <text:p>62.5</text:p>
          </table:table-cell>
          <table:table-cell table:number-columns-repeated="990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30000/(([.C1]+1)*[.B5])" office:value-type="float" office:value="30000" calcext:value-type="float">
            <text:p>30000</text:p>
          </table:table-cell>
          <table:table-cell table:style-name="ce10" table:formula="of:=30000/(([.D1]+1)*1)" office:value-type="float" office:value="15000" calcext:value-type="float">
            <text:p>15000</text:p>
          </table:table-cell>
          <table:table-cell table:style-name="ce10" table:formula="of:=30000/(([.E1]+1)*1)" office:value-type="float" office:value="10000" calcext:value-type="float">
            <text:p>10000</text:p>
          </table:table-cell>
          <table:table-cell table:style-name="ce10" table:formula="of:=30000/(([.F1]+1)*1)" office:value-type="float" office:value="7500" calcext:value-type="float">
            <text:p>7500</text:p>
          </table:table-cell>
          <table:table-cell table:style-name="ce10" table:formula="of:=30000/(([.G1]+1)*1)" office:value-type="float" office:value="6000" calcext:value-type="float">
            <text:p>6000</text:p>
          </table:table-cell>
          <table:table-cell table:style-name="ce10" table:formula="of:=30000/(([.H1]+1)*1)" office:value-type="float" office:value="5000" calcext:value-type="float">
            <text:p>5000</text:p>
          </table:table-cell>
          <table:table-cell table:style-name="ce10" table:formula="of:=30000/(([.I1]+1)*1)" office:value-type="float" office:value="4285.71428571429" calcext:value-type="float">
            <text:p>4285.71428571429</text:p>
          </table:table-cell>
          <table:table-cell table:style-name="ce10" table:formula="of:=30000/(([.J1]+1)*1)" office:value-type="float" office:value="3750" calcext:value-type="float">
            <text:p>3750</text:p>
          </table:table-cell>
          <table:table-cell table:style-name="ce10" table:formula="of:=30000/(([.K1]+1)*1)" office:value-type="float" office:value="3333.33333333333" calcext:value-type="float">
            <text:p>3333.33333333333</text:p>
          </table:table-cell>
          <table:table-cell table:style-name="ce10" table:formula="of:=30000/(([.L1]+1)*1)" office:value-type="float" office:value="3000" calcext:value-type="float">
            <text:p>3000</text:p>
          </table:table-cell>
          <table:table-cell table:style-name="ce10" table:formula="of:=30000/(([.M1]+1)*1)" office:value-type="float" office:value="2727.27272727273" calcext:value-type="float">
            <text:p>2727.27272727273</text:p>
          </table:table-cell>
          <table:table-cell table:style-name="ce10" table:formula="of:=30000/(([.N1]+1)*1)" office:value-type="float" office:value="2500" calcext:value-type="float">
            <text:p>2500</text:p>
          </table:table-cell>
          <table:table-cell table:style-name="ce10" table:formula="of:=30000/(([.O1]+1)*1)" office:value-type="float" office:value="2307.69230769231" calcext:value-type="float">
            <text:p>2307.69230769231</text:p>
          </table:table-cell>
          <table:table-cell table:style-name="ce10" table:formula="of:=30000/(([.P1]+1)*1)" office:value-type="float" office:value="2142.85714285714" calcext:value-type="float">
            <text:p>2142.85714285714</text:p>
          </table:table-cell>
          <table:table-cell table:style-name="ce10" table:formula="of:=30000/(([.Q1]+1)*1)" office:value-type="float" office:value="2000" calcext:value-type="float">
            <text:p>2000</text:p>
          </table:table-cell>
          <table:table-cell table:style-name="ce10" table:formula="of:=30000/(([.R1]+1)*1)" office:value-type="float" office:value="1875" calcext:value-type="float">
            <text:p>1875</text:p>
          </table:table-cell>
          <table:table-cell table:style-name="ce10" table:formula="of:=30000/(([.S1]+1)*1)" office:value-type="float" office:value="1764.70588235294" calcext:value-type="float">
            <text:p>1764.70588235294</text:p>
          </table:table-cell>
          <table:table-cell table:style-name="ce10" table:formula="of:=30000/(([.T1]+1)*1)" office:value-type="float" office:value="1666.66666666667" calcext:value-type="float">
            <text:p>1666.66666666667</text:p>
          </table:table-cell>
          <table:table-cell table:style-name="ce10" table:formula="of:=30000/(([.U1]+1)*1)" office:value-type="float" office:value="1578.94736842105" calcext:value-type="float">
            <text:p>1578.94736842105</text:p>
          </table:table-cell>
          <table:table-cell table:style-name="ce10" table:formula="of:=30000/(([.V1]+1)*1)" office:value-type="float" office:value="1500" calcext:value-type="float">
            <text:p>1500</text:p>
          </table:table-cell>
          <table:table-cell table:style-name="ce10" table:formula="of:=30000/(([.W1]+1)*1)" office:value-type="float" office:value="1428.57142857143" calcext:value-type="float">
            <text:p>1428.57142857143</text:p>
          </table:table-cell>
          <table:table-cell table:style-name="ce10" table:formula="of:=30000/(([.X1]+1)*1)" office:value-type="float" office:value="1363.63636363636" calcext:value-type="float">
            <text:p>1363.63636363636</text:p>
          </table:table-cell>
          <table:table-cell table:style-name="ce10" table:formula="of:=30000/(([.Y1]+1)*1)" office:value-type="float" office:value="1304.34782608696" calcext:value-type="float">
            <text:p>1304.34782608696</text:p>
          </table:table-cell>
          <table:table-cell table:style-name="ce10" table:formula="of:=30000/(([.Z1]+1)*1)" office:value-type="float" office:value="1250" calcext:value-type="float">
            <text:p>1250</text:p>
          </table:table-cell>
          <table:table-cell table:style-name="ce10" table:formula="of:=30000/(([.AA1]+1)*1)" office:value-type="float" office:value="1200" calcext:value-type="float">
            <text:p>1200</text:p>
          </table:table-cell>
          <table:table-cell table:style-name="ce10" table:formula="of:=30000/(([.AB1]+1)*1)" office:value-type="float" office:value="1153.84615384615" calcext:value-type="float">
            <text:p>1153.84615384615</text:p>
          </table:table-cell>
          <table:table-cell table:style-name="ce10" table:formula="of:=30000/(([.AC1]+1)*1)" office:value-type="float" office:value="1111.11111111111" calcext:value-type="float">
            <text:p>1111.11111111111</text:p>
          </table:table-cell>
          <table:table-cell table:style-name="ce10" table:formula="of:=30000/(([.AD1]+1)*1)" office:value-type="float" office:value="1071.42857142857" calcext:value-type="float">
            <text:p>1071.42857142857</text:p>
          </table:table-cell>
          <table:table-cell table:style-name="ce10" table:formula="of:=30000/(([.AE1]+1)*1)" office:value-type="float" office:value="1034.48275862069" calcext:value-type="float">
            <text:p>1034.48275862069</text:p>
          </table:table-cell>
          <table:table-cell table:style-name="ce10" table:formula="of:=30000/(([.AF1]+1)*1)" office:value-type="float" office:value="1000" calcext:value-type="float">
            <text:p>1000</text:p>
          </table:table-cell>
          <table:table-cell table:style-name="ce10" table:formula="of:=30000/(([.AG1]+1)*1)" office:value-type="float" office:value="967.741935483871" calcext:value-type="float">
            <text:p>967.741935483871</text:p>
          </table:table-cell>
          <table:table-cell table:style-name="ce10" table:formula="of:=30000/(([.AH1]+1)*1)" office:value-type="float" office:value="937.5" calcext:value-type="float">
            <text:p>937.5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30000/(([.C1]+1)*[.B6])" office:value-type="float" office:value="15000" calcext:value-type="float">
            <text:p>15000</text:p>
          </table:table-cell>
          <table:table-cell table:formula="of:=30000/(([.D1]+1)*2)" office:value-type="float" office:value="7500" calcext:value-type="float">
            <text:p>7500</text:p>
          </table:table-cell>
          <table:table-cell table:formula="of:=30000/(([.E1]+1)*2)" office:value-type="float" office:value="5000" calcext:value-type="float">
            <text:p>5000</text:p>
          </table:table-cell>
          <table:table-cell table:formula="of:=30000/(([.F1]+1)*2)" office:value-type="float" office:value="3750" calcext:value-type="float">
            <text:p>3750</text:p>
          </table:table-cell>
          <table:table-cell table:formula="of:=30000/(([.G1]+1)*2)" office:value-type="float" office:value="3000" calcext:value-type="float">
            <text:p>3000</text:p>
          </table:table-cell>
          <table:table-cell table:formula="of:=30000/(([.H1]+1)*2)" office:value-type="float" office:value="2500" calcext:value-type="float">
            <text:p>2500</text:p>
          </table:table-cell>
          <table:table-cell table:formula="of:=30000/(([.I1]+1)*2)" office:value-type="float" office:value="2142.85714285714" calcext:value-type="float">
            <text:p>2142.85714285714</text:p>
          </table:table-cell>
          <table:table-cell table:formula="of:=30000/(([.J1]+1)*2)" office:value-type="float" office:value="1875" calcext:value-type="float">
            <text:p>1875</text:p>
          </table:table-cell>
          <table:table-cell table:formula="of:=30000/(([.K1]+1)*2)" office:value-type="float" office:value="1666.66666666667" calcext:value-type="float">
            <text:p>1666.66666666667</text:p>
          </table:table-cell>
          <table:table-cell table:formula="of:=30000/(([.L1]+1)*2)" office:value-type="float" office:value="1500" calcext:value-type="float">
            <text:p>1500</text:p>
          </table:table-cell>
          <table:table-cell table:formula="of:=30000/(([.M1]+1)*2)" office:value-type="float" office:value="1363.63636363636" calcext:value-type="float">
            <text:p>1363.63636363636</text:p>
          </table:table-cell>
          <table:table-cell table:formula="of:=30000/(([.N1]+1)*2)" office:value-type="float" office:value="1250" calcext:value-type="float">
            <text:p>1250</text:p>
          </table:table-cell>
          <table:table-cell table:formula="of:=30000/(([.O1]+1)*2)" office:value-type="float" office:value="1153.84615384615" calcext:value-type="float">
            <text:p>1153.84615384615</text:p>
          </table:table-cell>
          <table:table-cell table:formula="of:=30000/(([.P1]+1)*2)" office:value-type="float" office:value="1071.42857142857" calcext:value-type="float">
            <text:p>1071.42857142857</text:p>
          </table:table-cell>
          <table:table-cell table:formula="of:=30000/(([.Q1]+1)*2)" office:value-type="float" office:value="1000" calcext:value-type="float">
            <text:p>1000</text:p>
          </table:table-cell>
          <table:table-cell table:formula="of:=30000/(([.R1]+1)*2)" office:value-type="float" office:value="937.5" calcext:value-type="float">
            <text:p>937.5</text:p>
          </table:table-cell>
          <table:table-cell table:formula="of:=30000/(([.S1]+1)*2)" office:value-type="float" office:value="882.352941176471" calcext:value-type="float">
            <text:p>882.352941176471</text:p>
          </table:table-cell>
          <table:table-cell table:formula="of:=30000/(([.T1]+1)*2)" office:value-type="float" office:value="833.333333333333" calcext:value-type="float">
            <text:p>833.333333333333</text:p>
          </table:table-cell>
          <table:table-cell table:formula="of:=30000/(([.U1]+1)*2)" office:value-type="float" office:value="789.473684210526" calcext:value-type="float">
            <text:p>789.473684210526</text:p>
          </table:table-cell>
          <table:table-cell table:formula="of:=30000/(([.V1]+1)*2)" office:value-type="float" office:value="750" calcext:value-type="float">
            <text:p>750</text:p>
          </table:table-cell>
          <table:table-cell table:formula="of:=30000/(([.W1]+1)*2)" office:value-type="float" office:value="714.285714285714" calcext:value-type="float">
            <text:p>714.285714285714</text:p>
          </table:table-cell>
          <table:table-cell table:formula="of:=30000/(([.X1]+1)*2)" office:value-type="float" office:value="681.818181818182" calcext:value-type="float">
            <text:p>681.818181818182</text:p>
          </table:table-cell>
          <table:table-cell table:formula="of:=30000/(([.Y1]+1)*2)" office:value-type="float" office:value="652.173913043478" calcext:value-type="float">
            <text:p>652.173913043478</text:p>
          </table:table-cell>
          <table:table-cell table:formula="of:=30000/(([.Z1]+1)*2)" office:value-type="float" office:value="625" calcext:value-type="float">
            <text:p>625</text:p>
          </table:table-cell>
          <table:table-cell table:formula="of:=30000/(([.AA1]+1)*2)" office:value-type="float" office:value="600" calcext:value-type="float">
            <text:p>600</text:p>
          </table:table-cell>
          <table:table-cell table:formula="of:=30000/(([.AB1]+1)*2)" office:value-type="float" office:value="576.923076923077" calcext:value-type="float">
            <text:p>576.923076923077</text:p>
          </table:table-cell>
          <table:table-cell table:formula="of:=30000/(([.AC1]+1)*2)" office:value-type="float" office:value="555.555555555556" calcext:value-type="float">
            <text:p>555.555555555556</text:p>
          </table:table-cell>
          <table:table-cell table:formula="of:=30000/(([.AD1]+1)*2)" office:value-type="float" office:value="535.714285714286" calcext:value-type="float">
            <text:p>535.714285714286</text:p>
          </table:table-cell>
          <table:table-cell table:formula="of:=30000/(([.AE1]+1)*2)" office:value-type="float" office:value="517.241379310345" calcext:value-type="float">
            <text:p>517.241379310345</text:p>
          </table:table-cell>
          <table:table-cell table:formula="of:=30000/(([.AF1]+1)*2)" office:value-type="float" office:value="500" calcext:value-type="float">
            <text:p>500</text:p>
          </table:table-cell>
          <table:table-cell table:formula="of:=30000/(([.AG1]+1)*2)" office:value-type="float" office:value="483.870967741936" calcext:value-type="float">
            <text:p>483.870967741936</text:p>
          </table:table-cell>
          <table:table-cell table:formula="of:=30000/(([.AH1]+1)*2)" office:value-type="float" office:value="468.75" calcext:value-type="float">
            <text:p>468.75</text:p>
          </table:table-cell>
          <table:table-cell table:number-columns-repeated="99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30000/(([.C1]+1)*[.B7])" office:value-type="float" office:value="15000" calcext:value-type="float">
            <text:p>15000</text:p>
          </table:table-cell>
          <table:table-cell table:formula="of:=30000/(([.D1]+1)*2)" office:value-type="float" office:value="7500" calcext:value-type="float">
            <text:p>7500</text:p>
          </table:table-cell>
          <table:table-cell table:formula="of:=30000/(([.E1]+1)*2)" office:value-type="float" office:value="5000" calcext:value-type="float">
            <text:p>5000</text:p>
          </table:table-cell>
          <table:table-cell table:formula="of:=30000/(([.F1]+1)*2)" office:value-type="float" office:value="3750" calcext:value-type="float">
            <text:p>3750</text:p>
          </table:table-cell>
          <table:table-cell table:formula="of:=30000/(([.G1]+1)*2)" office:value-type="float" office:value="3000" calcext:value-type="float">
            <text:p>3000</text:p>
          </table:table-cell>
          <table:table-cell table:formula="of:=30000/(([.H1]+1)*2)" office:value-type="float" office:value="2500" calcext:value-type="float">
            <text:p>2500</text:p>
          </table:table-cell>
          <table:table-cell table:formula="of:=30000/(([.I1]+1)*2)" office:value-type="float" office:value="2142.85714285714" calcext:value-type="float">
            <text:p>2142.85714285714</text:p>
          </table:table-cell>
          <table:table-cell table:formula="of:=30000/(([.J1]+1)*2)" office:value-type="float" office:value="1875" calcext:value-type="float">
            <text:p>1875</text:p>
          </table:table-cell>
          <table:table-cell table:formula="of:=30000/(([.K1]+1)*2)" office:value-type="float" office:value="1666.66666666667" calcext:value-type="float">
            <text:p>1666.66666666667</text:p>
          </table:table-cell>
          <table:table-cell table:formula="of:=30000/(([.L1]+1)*2)" office:value-type="float" office:value="1500" calcext:value-type="float">
            <text:p>1500</text:p>
          </table:table-cell>
          <table:table-cell table:formula="of:=30000/(([.M1]+1)*2)" office:value-type="float" office:value="1363.63636363636" calcext:value-type="float">
            <text:p>1363.63636363636</text:p>
          </table:table-cell>
          <table:table-cell table:formula="of:=30000/(([.N1]+1)*2)" office:value-type="float" office:value="1250" calcext:value-type="float">
            <text:p>1250</text:p>
          </table:table-cell>
          <table:table-cell table:formula="of:=30000/(([.O1]+1)*2)" office:value-type="float" office:value="1153.84615384615" calcext:value-type="float">
            <text:p>1153.84615384615</text:p>
          </table:table-cell>
          <table:table-cell table:formula="of:=30000/(([.P1]+1)*2)" office:value-type="float" office:value="1071.42857142857" calcext:value-type="float">
            <text:p>1071.42857142857</text:p>
          </table:table-cell>
          <table:table-cell table:formula="of:=30000/(([.Q1]+1)*2)" office:value-type="float" office:value="1000" calcext:value-type="float">
            <text:p>1000</text:p>
          </table:table-cell>
          <table:table-cell table:formula="of:=30000/(([.R1]+1)*2)" office:value-type="float" office:value="937.5" calcext:value-type="float">
            <text:p>937.5</text:p>
          </table:table-cell>
          <table:table-cell table:formula="of:=30000/(([.S1]+1)*2)" office:value-type="float" office:value="882.352941176471" calcext:value-type="float">
            <text:p>882.352941176471</text:p>
          </table:table-cell>
          <table:table-cell table:formula="of:=30000/(([.T1]+1)*2)" office:value-type="float" office:value="833.333333333333" calcext:value-type="float">
            <text:p>833.333333333333</text:p>
          </table:table-cell>
          <table:table-cell table:formula="of:=30000/(([.U1]+1)*2)" office:value-type="float" office:value="789.473684210526" calcext:value-type="float">
            <text:p>789.473684210526</text:p>
          </table:table-cell>
          <table:table-cell table:formula="of:=30000/(([.V1]+1)*2)" office:value-type="float" office:value="750" calcext:value-type="float">
            <text:p>750</text:p>
          </table:table-cell>
          <table:table-cell table:formula="of:=30000/(([.W1]+1)*2)" office:value-type="float" office:value="714.285714285714" calcext:value-type="float">
            <text:p>714.285714285714</text:p>
          </table:table-cell>
          <table:table-cell table:formula="of:=30000/(([.X1]+1)*2)" office:value-type="float" office:value="681.818181818182" calcext:value-type="float">
            <text:p>681.818181818182</text:p>
          </table:table-cell>
          <table:table-cell table:formula="of:=30000/(([.Y1]+1)*2)" office:value-type="float" office:value="652.173913043478" calcext:value-type="float">
            <text:p>652.173913043478</text:p>
          </table:table-cell>
          <table:table-cell table:formula="of:=30000/(([.Z1]+1)*2)" office:value-type="float" office:value="625" calcext:value-type="float">
            <text:p>625</text:p>
          </table:table-cell>
          <table:table-cell table:formula="of:=30000/(([.AA1]+1)*2)" office:value-type="float" office:value="600" calcext:value-type="float">
            <text:p>600</text:p>
          </table:table-cell>
          <table:table-cell table:formula="of:=30000/(([.AB1]+1)*2)" office:value-type="float" office:value="576.923076923077" calcext:value-type="float">
            <text:p>576.923076923077</text:p>
          </table:table-cell>
          <table:table-cell table:formula="of:=30000/(([.AC1]+1)*2)" office:value-type="float" office:value="555.555555555556" calcext:value-type="float">
            <text:p>555.555555555556</text:p>
          </table:table-cell>
          <table:table-cell table:formula="of:=30000/(([.AD1]+1)*2)" office:value-type="float" office:value="535.714285714286" calcext:value-type="float">
            <text:p>535.714285714286</text:p>
          </table:table-cell>
          <table:table-cell table:formula="of:=30000/(([.AE1]+1)*2)" office:value-type="float" office:value="517.241379310345" calcext:value-type="float">
            <text:p>517.241379310345</text:p>
          </table:table-cell>
          <table:table-cell table:formula="of:=30000/(([.AF1]+1)*2)" office:value-type="float" office:value="500" calcext:value-type="float">
            <text:p>500</text:p>
          </table:table-cell>
          <table:table-cell table:formula="of:=30000/(([.AG1]+1)*2)" office:value-type="float" office:value="483.870967741936" calcext:value-type="float">
            <text:p>483.870967741936</text:p>
          </table:table-cell>
          <table:table-cell table:formula="of:=30000/(([.AH1]+1)*2)" office:value-type="float" office:value="468.75" calcext:value-type="float">
            <text:p>468.75</text:p>
          </table:table-cell>
          <table:table-cell table:number-columns-repeated="99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30000/(([.C1]+1)*[.B8])" office:value-type="float" office:value="967.741935483871" calcext:value-type="float">
            <text:p>967.741935483871</text:p>
          </table:table-cell>
          <table:table-cell table:formula="of:=30000/(([.D1]+1)*31)" office:value-type="float" office:value="483.870967741936" calcext:value-type="float">
            <text:p>483.870967741936</text:p>
          </table:table-cell>
          <table:table-cell table:formula="of:=30000/(([.E1]+1)*31)" office:value-type="float" office:value="322.58064516129" calcext:value-type="float">
            <text:p>322.58064516129</text:p>
          </table:table-cell>
          <table:table-cell table:formula="of:=30000/(([.F1]+1)*31)" office:value-type="float" office:value="241.935483870968" calcext:value-type="float">
            <text:p>241.935483870968</text:p>
          </table:table-cell>
          <table:table-cell table:formula="of:=30000/(([.G1]+1)*31)" office:value-type="float" office:value="193.548387096774" calcext:value-type="float">
            <text:p>193.548387096774</text:p>
          </table:table-cell>
          <table:table-cell table:formula="of:=30000/(([.H1]+1)*31)" office:value-type="float" office:value="161.290322580645" calcext:value-type="float">
            <text:p>161.290322580645</text:p>
          </table:table-cell>
          <table:table-cell table:formula="of:=30000/(([.I1]+1)*31)" office:value-type="float" office:value="138.248847926267" calcext:value-type="float">
            <text:p>138.248847926267</text:p>
          </table:table-cell>
          <table:table-cell table:formula="of:=30000/(([.J1]+1)*31)" office:value-type="float" office:value="120.967741935484" calcext:value-type="float">
            <text:p>120.967741935484</text:p>
          </table:table-cell>
          <table:table-cell table:formula="of:=30000/(([.K1]+1)*31)" office:value-type="float" office:value="107.52688172043" calcext:value-type="float">
            <text:p>107.52688172043</text:p>
          </table:table-cell>
          <table:table-cell table:formula="of:=30000/(([.L1]+1)*31)" office:value-type="float" office:value="96.7741935483871" calcext:value-type="float">
            <text:p>96.7741935483871</text:p>
          </table:table-cell>
          <table:table-cell table:formula="of:=30000/(([.M1]+1)*31)" office:value-type="float" office:value="87.9765395894428" calcext:value-type="float">
            <text:p>87.9765395894428</text:p>
          </table:table-cell>
          <table:table-cell table:formula="of:=30000/(([.N1]+1)*31)" office:value-type="float" office:value="80.6451612903226" calcext:value-type="float">
            <text:p>80.6451612903226</text:p>
          </table:table-cell>
          <table:table-cell table:formula="of:=30000/(([.O1]+1)*31)" office:value-type="float" office:value="74.4416873449132" calcext:value-type="float">
            <text:p>74.4416873449132</text:p>
          </table:table-cell>
          <table:table-cell table:formula="of:=30000/(([.P1]+1)*31)" office:value-type="float" office:value="69.1244239631336" calcext:value-type="float">
            <text:p>69.1244239631336</text:p>
          </table:table-cell>
          <table:table-cell table:formula="of:=30000/(([.Q1]+1)*31)" office:value-type="float" office:value="64.5161290322581" calcext:value-type="float">
            <text:p>64.5161290322581</text:p>
          </table:table-cell>
          <table:table-cell table:formula="of:=30000/(([.R1]+1)*31)" office:value-type="float" office:value="60.4838709677419" calcext:value-type="float">
            <text:p>60.4838709677419</text:p>
          </table:table-cell>
          <table:table-cell table:formula="of:=30000/(([.S1]+1)*31)" office:value-type="float" office:value="56.9259962049336" calcext:value-type="float">
            <text:p>56.9259962049336</text:p>
          </table:table-cell>
          <table:table-cell table:formula="of:=30000/(([.T1]+1)*31)" office:value-type="float" office:value="53.7634408602151" calcext:value-type="float">
            <text:p>53.7634408602151</text:p>
          </table:table-cell>
          <table:table-cell table:formula="of:=30000/(([.U1]+1)*31)" office:value-type="float" office:value="50.9337860780985" calcext:value-type="float">
            <text:p>50.9337860780985</text:p>
          </table:table-cell>
          <table:table-cell table:formula="of:=30000/(([.V1]+1)*31)" office:value-type="float" office:value="48.3870967741936" calcext:value-type="float">
            <text:p>48.3870967741936</text:p>
          </table:table-cell>
          <table:table-cell table:formula="of:=30000/(([.W1]+1)*31)" office:value-type="float" office:value="46.0829493087558" calcext:value-type="float">
            <text:p>46.0829493087558</text:p>
          </table:table-cell>
          <table:table-cell table:formula="of:=30000/(([.X1]+1)*31)" office:value-type="float" office:value="43.9882697947214" calcext:value-type="float">
            <text:p>43.9882697947214</text:p>
          </table:table-cell>
          <table:table-cell table:formula="of:=30000/(([.Y1]+1)*31)" office:value-type="float" office:value="42.0757363253857" calcext:value-type="float">
            <text:p>42.0757363253857</text:p>
          </table:table-cell>
          <table:table-cell table:formula="of:=30000/(([.Z1]+1)*31)" office:value-type="float" office:value="40.3225806451613" calcext:value-type="float">
            <text:p>40.3225806451613</text:p>
          </table:table-cell>
          <table:table-cell table:formula="of:=30000/(([.AA1]+1)*31)" office:value-type="float" office:value="38.7096774193548" calcext:value-type="float">
            <text:p>38.7096774193548</text:p>
          </table:table-cell>
          <table:table-cell table:formula="of:=30000/(([.AB1]+1)*31)" office:value-type="float" office:value="37.2208436724566" calcext:value-type="float">
            <text:p>37.2208436724566</text:p>
          </table:table-cell>
          <table:table-cell table:formula="of:=30000/(([.AC1]+1)*31)" office:value-type="float" office:value="35.84229390681" calcext:value-type="float">
            <text:p>35.84229390681</text:p>
          </table:table-cell>
          <table:table-cell table:formula="of:=30000/(([.AD1]+1)*31)" office:value-type="float" office:value="34.5622119815668" calcext:value-type="float">
            <text:p>34.5622119815668</text:p>
          </table:table-cell>
          <table:table-cell table:formula="of:=30000/(([.AE1]+1)*31)" office:value-type="float" office:value="33.3704115684093" calcext:value-type="float">
            <text:p>33.3704115684093</text:p>
          </table:table-cell>
          <table:table-cell table:formula="of:=30000/(([.AF1]+1)*31)" office:value-type="float" office:value="32.258064516129" calcext:value-type="float">
            <text:p>32.258064516129</text:p>
          </table:table-cell>
          <table:table-cell table:formula="of:=30000/(([.AG1]+1)*31)" office:value-type="float" office:value="31.2174817898023" calcext:value-type="float">
            <text:p>31.2174817898023</text:p>
          </table:table-cell>
          <table:table-cell table:formula="of:=30000/(([.AH1]+1)*31)" office:value-type="float" office:value="30.241935483871" calcext:value-type="float">
            <text:p>30.241935483871</text:p>
          </table:table-cell>
          <table:table-cell table:number-columns-repeated="99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30000/(([.C1]+1)*[.B9])" office:value-type="float" office:value="15000" calcext:value-type="float">
            <text:p>15000</text:p>
          </table:table-cell>
          <table:table-cell table:style-name="ce4" table:formula="of:=30000/(([.D1]+1)*2)" office:value-type="float" office:value="7500" calcext:value-type="float">
            <text:p>7500</text:p>
          </table:table-cell>
          <table:table-cell table:style-name="ce4" table:formula="of:=30000/(([.E1]+1)*2)" office:value-type="float" office:value="5000" calcext:value-type="float">
            <text:p>5000</text:p>
          </table:table-cell>
          <table:table-cell table:style-name="ce4" table:formula="of:=30000/(([.F1]+1)*2)" office:value-type="float" office:value="3750" calcext:value-type="float">
            <text:p>3750</text:p>
          </table:table-cell>
          <table:table-cell table:style-name="ce4" table:formula="of:=30000/(([.G1]+1)*2)" office:value-type="float" office:value="3000" calcext:value-type="float">
            <text:p>3000</text:p>
          </table:table-cell>
          <table:table-cell table:style-name="ce4" table:formula="of:=30000/(([.H1]+1)*2)" office:value-type="float" office:value="2500" calcext:value-type="float">
            <text:p>2500</text:p>
          </table:table-cell>
          <table:table-cell table:style-name="ce4" table:formula="of:=30000/(([.I1]+1)*2)" office:value-type="float" office:value="2142.85714285714" calcext:value-type="float">
            <text:p>2142.85714285714</text:p>
          </table:table-cell>
          <table:table-cell table:style-name="ce4" table:formula="of:=30000/(([.J1]+1)*2)" office:value-type="float" office:value="1875" calcext:value-type="float">
            <text:p>1875</text:p>
          </table:table-cell>
          <table:table-cell table:style-name="ce4" table:formula="of:=30000/(([.K1]+1)*2)" office:value-type="float" office:value="1666.66666666667" calcext:value-type="float">
            <text:p>1666.66666666667</text:p>
          </table:table-cell>
          <table:table-cell table:style-name="ce4" table:formula="of:=30000/(([.L1]+1)*2)" office:value-type="float" office:value="1500" calcext:value-type="float">
            <text:p>1500</text:p>
          </table:table-cell>
          <table:table-cell table:style-name="ce4" table:formula="of:=30000/(([.M1]+1)*2)" office:value-type="float" office:value="1363.63636363636" calcext:value-type="float">
            <text:p>1363.63636363636</text:p>
          </table:table-cell>
          <table:table-cell table:style-name="ce4" table:formula="of:=30000/(([.N1]+1)*2)" office:value-type="float" office:value="1250" calcext:value-type="float">
            <text:p>1250</text:p>
          </table:table-cell>
          <table:table-cell table:style-name="ce4" table:formula="of:=30000/(([.O1]+1)*2)" office:value-type="float" office:value="1153.84615384615" calcext:value-type="float">
            <text:p>1153.84615384615</text:p>
          </table:table-cell>
          <table:table-cell table:style-name="ce4" table:formula="of:=30000/(([.P1]+1)*2)" office:value-type="float" office:value="1071.42857142857" calcext:value-type="float">
            <text:p>1071.42857142857</text:p>
          </table:table-cell>
          <table:table-cell table:style-name="ce4" table:formula="of:=30000/(([.Q1]+1)*2)" office:value-type="float" office:value="1000" calcext:value-type="float">
            <text:p>1000</text:p>
          </table:table-cell>
          <table:table-cell table:style-name="ce4" table:formula="of:=30000/(([.R1]+1)*2)" office:value-type="float" office:value="937.5" calcext:value-type="float">
            <text:p>937.5</text:p>
          </table:table-cell>
          <table:table-cell table:style-name="ce4" table:formula="of:=30000/(([.S1]+1)*2)" office:value-type="float" office:value="882.352941176471" calcext:value-type="float">
            <text:p>882.352941176471</text:p>
          </table:table-cell>
          <table:table-cell table:style-name="ce4" table:formula="of:=30000/(([.T1]+1)*2)" office:value-type="float" office:value="833.333333333333" calcext:value-type="float">
            <text:p>833.333333333333</text:p>
          </table:table-cell>
          <table:table-cell table:style-name="ce4" table:formula="of:=30000/(([.U1]+1)*2)" office:value-type="float" office:value="789.473684210526" calcext:value-type="float">
            <text:p>789.473684210526</text:p>
          </table:table-cell>
          <table:table-cell table:style-name="ce4" table:formula="of:=30000/(([.V1]+1)*2)" office:value-type="float" office:value="750" calcext:value-type="float">
            <text:p>750</text:p>
          </table:table-cell>
          <table:table-cell table:style-name="ce4" table:formula="of:=30000/(([.W1]+1)*2)" office:value-type="float" office:value="714.285714285714" calcext:value-type="float">
            <text:p>714.285714285714</text:p>
          </table:table-cell>
          <table:table-cell table:style-name="ce4" table:formula="of:=30000/(([.X1]+1)*2)" office:value-type="float" office:value="681.818181818182" calcext:value-type="float">
            <text:p>681.818181818182</text:p>
          </table:table-cell>
          <table:table-cell table:style-name="ce4" table:formula="of:=30000/(([.Y1]+1)*2)" office:value-type="float" office:value="652.173913043478" calcext:value-type="float">
            <text:p>652.173913043478</text:p>
          </table:table-cell>
          <table:table-cell table:style-name="ce4" table:formula="of:=30000/(([.Z1]+1)*2)" office:value-type="float" office:value="625" calcext:value-type="float">
            <text:p>625</text:p>
          </table:table-cell>
          <table:table-cell table:style-name="ce4" table:formula="of:=30000/(([.AA1]+1)*2)" office:value-type="float" office:value="600" calcext:value-type="float">
            <text:p>600</text:p>
          </table:table-cell>
          <table:table-cell table:style-name="ce4" table:formula="of:=30000/(([.AB1]+1)*2)" office:value-type="float" office:value="576.923076923077" calcext:value-type="float">
            <text:p>576.923076923077</text:p>
          </table:table-cell>
          <table:table-cell table:style-name="ce4" table:formula="of:=30000/(([.AC1]+1)*2)" office:value-type="float" office:value="555.555555555556" calcext:value-type="float">
            <text:p>555.555555555556</text:p>
          </table:table-cell>
          <table:table-cell table:style-name="ce4" table:formula="of:=30000/(([.AD1]+1)*2)" office:value-type="float" office:value="535.714285714286" calcext:value-type="float">
            <text:p>535.714285714286</text:p>
          </table:table-cell>
          <table:table-cell table:style-name="ce4" table:formula="of:=30000/(([.AE1]+1)*2)" office:value-type="float" office:value="517.241379310345" calcext:value-type="float">
            <text:p>517.241379310345</text:p>
          </table:table-cell>
          <table:table-cell table:style-name="ce4" table:formula="of:=30000/(([.AF1]+1)*2)" office:value-type="float" office:value="500" calcext:value-type="float">
            <text:p>500</text:p>
          </table:table-cell>
          <table:table-cell table:style-name="ce4" table:formula="of:=30000/(([.AG1]+1)*2)" office:value-type="float" office:value="483.870967741936" calcext:value-type="float">
            <text:p>483.870967741936</text:p>
          </table:table-cell>
          <table:table-cell table:style-name="ce4" table:formula="of:=30000/(([.AH1]+1)*2)" office:value-type="float" office:value="468.75" calcext:value-type="float">
            <text:p>468.75</text:p>
          </table:table-cell>
          <table:table-cell table:number-columns-repeated="990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0000/(([.C1]+1)*[.B10])" office:value-type="float" office:value="30000" calcext:value-type="float">
            <text:p>30000</text:p>
          </table:table-cell>
          <table:table-cell table:style-name="ce12" table:formula="of:=30000/(([.D1]+1)*1)" office:value-type="float" office:value="15000" calcext:value-type="float">
            <text:p>15000</text:p>
          </table:table-cell>
          <table:table-cell table:style-name="ce12" table:formula="of:=30000/(([.E1]+1)*1)" office:value-type="float" office:value="10000" calcext:value-type="float">
            <text:p>10000</text:p>
          </table:table-cell>
          <table:table-cell table:style-name="ce12" table:formula="of:=30000/(([.F1]+1)*1)" office:value-type="float" office:value="7500" calcext:value-type="float">
            <text:p>7500</text:p>
          </table:table-cell>
          <table:table-cell table:style-name="ce12" table:formula="of:=30000/(([.G1]+1)*1)" office:value-type="float" office:value="6000" calcext:value-type="float">
            <text:p>6000</text:p>
          </table:table-cell>
          <table:table-cell table:style-name="ce12" table:formula="of:=30000/(([.H1]+1)*1)" office:value-type="float" office:value="5000" calcext:value-type="float">
            <text:p>5000</text:p>
          </table:table-cell>
          <table:table-cell table:style-name="ce12" table:formula="of:=30000/(([.I1]+1)*1)" office:value-type="float" office:value="4285.71428571429" calcext:value-type="float">
            <text:p>4285.71428571429</text:p>
          </table:table-cell>
          <table:table-cell table:style-name="ce12" table:formula="of:=30000/(([.J1]+1)*1)" office:value-type="float" office:value="3750" calcext:value-type="float">
            <text:p>3750</text:p>
          </table:table-cell>
          <table:table-cell table:style-name="ce12" table:formula="of:=30000/(([.K1]+1)*1)" office:value-type="float" office:value="3333.33333333333" calcext:value-type="float">
            <text:p>3333.33333333333</text:p>
          </table:table-cell>
          <table:table-cell table:style-name="ce12" table:formula="of:=30000/(([.L1]+1)*1)" office:value-type="float" office:value="3000" calcext:value-type="float">
            <text:p>3000</text:p>
          </table:table-cell>
          <table:table-cell table:style-name="ce12" table:formula="of:=30000/(([.M1]+1)*1)" office:value-type="float" office:value="2727.27272727273" calcext:value-type="float">
            <text:p>2727.27272727273</text:p>
          </table:table-cell>
          <table:table-cell table:style-name="ce12" table:formula="of:=30000/(([.N1]+1)*1)" office:value-type="float" office:value="2500" calcext:value-type="float">
            <text:p>2500</text:p>
          </table:table-cell>
          <table:table-cell table:style-name="ce12" table:formula="of:=30000/(([.O1]+1)*1)" office:value-type="float" office:value="2307.69230769231" calcext:value-type="float">
            <text:p>2307.69230769231</text:p>
          </table:table-cell>
          <table:table-cell table:style-name="ce12" table:formula="of:=30000/(([.P1]+1)*1)" office:value-type="float" office:value="2142.85714285714" calcext:value-type="float">
            <text:p>2142.85714285714</text:p>
          </table:table-cell>
          <table:table-cell table:style-name="ce12" table:formula="of:=30000/(([.Q1]+1)*1)" office:value-type="float" office:value="2000" calcext:value-type="float">
            <text:p>2000</text:p>
          </table:table-cell>
          <table:table-cell table:style-name="ce12" table:formula="of:=30000/(([.R1]+1)*1)" office:value-type="float" office:value="1875" calcext:value-type="float">
            <text:p>1875</text:p>
          </table:table-cell>
          <table:table-cell table:style-name="ce12" table:formula="of:=30000/(([.S1]+1)*1)" office:value-type="float" office:value="1764.70588235294" calcext:value-type="float">
            <text:p>1764.70588235294</text:p>
          </table:table-cell>
          <table:table-cell table:style-name="ce12" table:formula="of:=30000/(([.T1]+1)*1)" office:value-type="float" office:value="1666.66666666667" calcext:value-type="float">
            <text:p>1666.66666666667</text:p>
          </table:table-cell>
          <table:table-cell table:style-name="ce12" table:formula="of:=30000/(([.U1]+1)*1)" office:value-type="float" office:value="1578.94736842105" calcext:value-type="float">
            <text:p>1578.94736842105</text:p>
          </table:table-cell>
          <table:table-cell table:style-name="ce12" table:formula="of:=30000/(([.V1]+1)*1)" office:value-type="float" office:value="1500" calcext:value-type="float">
            <text:p>1500</text:p>
          </table:table-cell>
          <table:table-cell table:style-name="ce12" table:formula="of:=30000/(([.W1]+1)*1)" office:value-type="float" office:value="1428.57142857143" calcext:value-type="float">
            <text:p>1428.57142857143</text:p>
          </table:table-cell>
          <table:table-cell table:style-name="ce12" table:formula="of:=30000/(([.X1]+1)*1)" office:value-type="float" office:value="1363.63636363636" calcext:value-type="float">
            <text:p>1363.63636363636</text:p>
          </table:table-cell>
          <table:table-cell table:style-name="ce12" table:formula="of:=30000/(([.Y1]+1)*1)" office:value-type="float" office:value="1304.34782608696" calcext:value-type="float">
            <text:p>1304.34782608696</text:p>
          </table:table-cell>
          <table:table-cell table:style-name="ce12" table:formula="of:=30000/(([.Z1]+1)*1)" office:value-type="float" office:value="1250" calcext:value-type="float">
            <text:p>1250</text:p>
          </table:table-cell>
          <table:table-cell table:style-name="ce12" table:formula="of:=30000/(([.AA1]+1)*1)" office:value-type="float" office:value="1200" calcext:value-type="float">
            <text:p>1200</text:p>
          </table:table-cell>
          <table:table-cell table:style-name="ce12" table:formula="of:=30000/(([.AB1]+1)*1)" office:value-type="float" office:value="1153.84615384615" calcext:value-type="float">
            <text:p>1153.84615384615</text:p>
          </table:table-cell>
          <table:table-cell table:style-name="ce12" table:formula="of:=30000/(([.AC1]+1)*1)" office:value-type="float" office:value="1111.11111111111" calcext:value-type="float">
            <text:p>1111.11111111111</text:p>
          </table:table-cell>
          <table:table-cell table:style-name="ce12" table:formula="of:=30000/(([.AD1]+1)*1)" office:value-type="float" office:value="1071.42857142857" calcext:value-type="float">
            <text:p>1071.42857142857</text:p>
          </table:table-cell>
          <table:table-cell table:style-name="ce12" table:formula="of:=30000/(([.AE1]+1)*1)" office:value-type="float" office:value="1034.48275862069" calcext:value-type="float">
            <text:p>1034.48275862069</text:p>
          </table:table-cell>
          <table:table-cell table:style-name="ce12" table:formula="of:=30000/(([.AF1]+1)*1)" office:value-type="float" office:value="1000" calcext:value-type="float">
            <text:p>1000</text:p>
          </table:table-cell>
          <table:table-cell table:style-name="ce12" table:formula="of:=30000/(([.AG1]+1)*1)" office:value-type="float" office:value="967.741935483871" calcext:value-type="float">
            <text:p>967.741935483871</text:p>
          </table:table-cell>
          <table:table-cell table:style-name="ce12" table:formula="of:=30000/(([.AH1]+1)*1)" office:value-type="float" office:value="937.5" calcext:value-type="float">
            <text:p>937.5</text:p>
          </table:table-cell>
          <table:table-cell table:number-columns-repeated="99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30000/(([.C1]+1)*[.B11])" office:value-type="float" office:value="30000" calcext:value-type="float">
            <text:p>30000</text:p>
          </table:table-cell>
          <table:table-cell table:style-name="ce4" table:formula="of:=30000/(([.D1]+1)*1)" office:value-type="float" office:value="15000" calcext:value-type="float">
            <text:p>15000</text:p>
          </table:table-cell>
          <table:table-cell table:style-name="ce4" table:formula="of:=30000/(([.E1]+1)*1)" office:value-type="float" office:value="10000" calcext:value-type="float">
            <text:p>10000</text:p>
          </table:table-cell>
          <table:table-cell table:style-name="ce4" table:formula="of:=30000/(([.F1]+1)*1)" office:value-type="float" office:value="7500" calcext:value-type="float">
            <text:p>7500</text:p>
          </table:table-cell>
          <table:table-cell table:style-name="ce4" table:formula="of:=30000/(([.G1]+1)*1)" office:value-type="float" office:value="6000" calcext:value-type="float">
            <text:p>6000</text:p>
          </table:table-cell>
          <table:table-cell table:style-name="ce4" table:formula="of:=30000/(([.H1]+1)*1)" office:value-type="float" office:value="5000" calcext:value-type="float">
            <text:p>5000</text:p>
          </table:table-cell>
          <table:table-cell table:style-name="ce4" table:formula="of:=30000/(([.I1]+1)*1)" office:value-type="float" office:value="4285.71428571429" calcext:value-type="float">
            <text:p>4285.71428571429</text:p>
          </table:table-cell>
          <table:table-cell table:style-name="ce4" table:formula="of:=30000/(([.J1]+1)*1)" office:value-type="float" office:value="3750" calcext:value-type="float">
            <text:p>3750</text:p>
          </table:table-cell>
          <table:table-cell table:style-name="ce4" table:formula="of:=30000/(([.K1]+1)*1)" office:value-type="float" office:value="3333.33333333333" calcext:value-type="float">
            <text:p>3333.33333333333</text:p>
          </table:table-cell>
          <table:table-cell table:style-name="ce4" table:formula="of:=30000/(([.L1]+1)*1)" office:value-type="float" office:value="3000" calcext:value-type="float">
            <text:p>3000</text:p>
          </table:table-cell>
          <table:table-cell table:style-name="ce4" table:formula="of:=30000/(([.M1]+1)*1)" office:value-type="float" office:value="2727.27272727273" calcext:value-type="float">
            <text:p>2727.27272727273</text:p>
          </table:table-cell>
          <table:table-cell table:style-name="ce4" table:formula="of:=30000/(([.N1]+1)*1)" office:value-type="float" office:value="2500" calcext:value-type="float">
            <text:p>2500</text:p>
          </table:table-cell>
          <table:table-cell table:style-name="ce4" table:formula="of:=30000/(([.O1]+1)*1)" office:value-type="float" office:value="2307.69230769231" calcext:value-type="float">
            <text:p>2307.69230769231</text:p>
          </table:table-cell>
          <table:table-cell table:style-name="ce4" table:formula="of:=30000/(([.P1]+1)*1)" office:value-type="float" office:value="2142.85714285714" calcext:value-type="float">
            <text:p>2142.85714285714</text:p>
          </table:table-cell>
          <table:table-cell table:style-name="ce4" table:formula="of:=30000/(([.Q1]+1)*1)" office:value-type="float" office:value="2000" calcext:value-type="float">
            <text:p>2000</text:p>
          </table:table-cell>
          <table:table-cell table:style-name="ce4" table:formula="of:=30000/(([.R1]+1)*1)" office:value-type="float" office:value="1875" calcext:value-type="float">
            <text:p>1875</text:p>
          </table:table-cell>
          <table:table-cell table:style-name="ce4" table:formula="of:=30000/(([.S1]+1)*1)" office:value-type="float" office:value="1764.70588235294" calcext:value-type="float">
            <text:p>1764.70588235294</text:p>
          </table:table-cell>
          <table:table-cell table:style-name="ce4" table:formula="of:=30000/(([.T1]+1)*1)" office:value-type="float" office:value="1666.66666666667" calcext:value-type="float">
            <text:p>1666.66666666667</text:p>
          </table:table-cell>
          <table:table-cell table:style-name="ce4" table:formula="of:=30000/(([.U1]+1)*1)" office:value-type="float" office:value="1578.94736842105" calcext:value-type="float">
            <text:p>1578.94736842105</text:p>
          </table:table-cell>
          <table:table-cell table:style-name="ce4" table:formula="of:=30000/(([.V1]+1)*1)" office:value-type="float" office:value="1500" calcext:value-type="float">
            <text:p>1500</text:p>
          </table:table-cell>
          <table:table-cell table:style-name="ce4" table:formula="of:=30000/(([.W1]+1)*1)" office:value-type="float" office:value="1428.57142857143" calcext:value-type="float">
            <text:p>1428.57142857143</text:p>
          </table:table-cell>
          <table:table-cell table:style-name="ce4" table:formula="of:=30000/(([.X1]+1)*1)" office:value-type="float" office:value="1363.63636363636" calcext:value-type="float">
            <text:p>1363.63636363636</text:p>
          </table:table-cell>
          <table:table-cell table:style-name="ce4" table:formula="of:=30000/(([.Y1]+1)*1)" office:value-type="float" office:value="1304.34782608696" calcext:value-type="float">
            <text:p>1304.34782608696</text:p>
          </table:table-cell>
          <table:table-cell table:style-name="ce4" table:formula="of:=30000/(([.Z1]+1)*1)" office:value-type="float" office:value="1250" calcext:value-type="float">
            <text:p>1250</text:p>
          </table:table-cell>
          <table:table-cell table:style-name="ce4" table:formula="of:=30000/(([.AA1]+1)*1)" office:value-type="float" office:value="1200" calcext:value-type="float">
            <text:p>1200</text:p>
          </table:table-cell>
          <table:table-cell table:style-name="ce4" table:formula="of:=30000/(([.AB1]+1)*1)" office:value-type="float" office:value="1153.84615384615" calcext:value-type="float">
            <text:p>1153.84615384615</text:p>
          </table:table-cell>
          <table:table-cell table:style-name="ce4" table:formula="of:=30000/(([.AC1]+1)*1)" office:value-type="float" office:value="1111.11111111111" calcext:value-type="float">
            <text:p>1111.11111111111</text:p>
          </table:table-cell>
          <table:table-cell table:style-name="ce4" table:formula="of:=30000/(([.AD1]+1)*1)" office:value-type="float" office:value="1071.42857142857" calcext:value-type="float">
            <text:p>1071.42857142857</text:p>
          </table:table-cell>
          <table:table-cell table:style-name="ce4" table:formula="of:=30000/(([.AE1]+1)*1)" office:value-type="float" office:value="1034.48275862069" calcext:value-type="float">
            <text:p>1034.48275862069</text:p>
          </table:table-cell>
          <table:table-cell table:style-name="ce4" table:formula="of:=30000/(([.AF1]+1)*1)" office:value-type="float" office:value="1000" calcext:value-type="float">
            <text:p>1000</text:p>
          </table:table-cell>
          <table:table-cell table:style-name="ce4" table:formula="of:=30000/(([.AG1]+1)*1)" office:value-type="float" office:value="967.741935483871" calcext:value-type="float">
            <text:p>967.741935483871</text:p>
          </table:table-cell>
          <table:table-cell table:style-name="ce4" table:formula="of:=30000/(([.AH1]+1)*1)" office:value-type="float" office:value="937.5" calcext:value-type="float">
            <text:p>937.5</text:p>
          </table:table-cell>
          <table:table-cell table:number-columns-repeated="99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30000/(([.C1]+1)*[.B12])" office:value-type="float" office:value="967.741935483871" calcext:value-type="float">
            <text:p>967.741935483871</text:p>
          </table:table-cell>
          <table:table-cell table:formula="of:=30000/(([.D1]+1)*31)" office:value-type="float" office:value="483.870967741936" calcext:value-type="float">
            <text:p>483.870967741936</text:p>
          </table:table-cell>
          <table:table-cell table:formula="of:=30000/(([.E1]+1)*31)" office:value-type="float" office:value="322.58064516129" calcext:value-type="float">
            <text:p>322.58064516129</text:p>
          </table:table-cell>
          <table:table-cell table:formula="of:=30000/(([.F1]+1)*31)" office:value-type="float" office:value="241.935483870968" calcext:value-type="float">
            <text:p>241.935483870968</text:p>
          </table:table-cell>
          <table:table-cell table:formula="of:=30000/(([.G1]+1)*31)" office:value-type="float" office:value="193.548387096774" calcext:value-type="float">
            <text:p>193.548387096774</text:p>
          </table:table-cell>
          <table:table-cell table:formula="of:=30000/(([.H1]+1)*31)" office:value-type="float" office:value="161.290322580645" calcext:value-type="float">
            <text:p>161.290322580645</text:p>
          </table:table-cell>
          <table:table-cell table:formula="of:=30000/(([.I1]+1)*31)" office:value-type="float" office:value="138.248847926267" calcext:value-type="float">
            <text:p>138.248847926267</text:p>
          </table:table-cell>
          <table:table-cell table:formula="of:=30000/(([.J1]+1)*31)" office:value-type="float" office:value="120.967741935484" calcext:value-type="float">
            <text:p>120.967741935484</text:p>
          </table:table-cell>
          <table:table-cell table:formula="of:=30000/(([.K1]+1)*31)" office:value-type="float" office:value="107.52688172043" calcext:value-type="float">
            <text:p>107.52688172043</text:p>
          </table:table-cell>
          <table:table-cell table:formula="of:=30000/(([.L1]+1)*31)" office:value-type="float" office:value="96.7741935483871" calcext:value-type="float">
            <text:p>96.7741935483871</text:p>
          </table:table-cell>
          <table:table-cell table:formula="of:=30000/(([.M1]+1)*31)" office:value-type="float" office:value="87.9765395894428" calcext:value-type="float">
            <text:p>87.9765395894428</text:p>
          </table:table-cell>
          <table:table-cell table:formula="of:=30000/(([.N1]+1)*31)" office:value-type="float" office:value="80.6451612903226" calcext:value-type="float">
            <text:p>80.6451612903226</text:p>
          </table:table-cell>
          <table:table-cell table:formula="of:=30000/(([.O1]+1)*31)" office:value-type="float" office:value="74.4416873449132" calcext:value-type="float">
            <text:p>74.4416873449132</text:p>
          </table:table-cell>
          <table:table-cell table:formula="of:=30000/(([.P1]+1)*31)" office:value-type="float" office:value="69.1244239631336" calcext:value-type="float">
            <text:p>69.1244239631336</text:p>
          </table:table-cell>
          <table:table-cell table:formula="of:=30000/(([.Q1]+1)*31)" office:value-type="float" office:value="64.5161290322581" calcext:value-type="float">
            <text:p>64.5161290322581</text:p>
          </table:table-cell>
          <table:table-cell table:formula="of:=30000/(([.R1]+1)*31)" office:value-type="float" office:value="60.4838709677419" calcext:value-type="float">
            <text:p>60.4838709677419</text:p>
          </table:table-cell>
          <table:table-cell table:formula="of:=30000/(([.S1]+1)*31)" office:value-type="float" office:value="56.9259962049336" calcext:value-type="float">
            <text:p>56.9259962049336</text:p>
          </table:table-cell>
          <table:table-cell table:formula="of:=30000/(([.T1]+1)*31)" office:value-type="float" office:value="53.7634408602151" calcext:value-type="float">
            <text:p>53.7634408602151</text:p>
          </table:table-cell>
          <table:table-cell table:formula="of:=30000/(([.U1]+1)*31)" office:value-type="float" office:value="50.9337860780985" calcext:value-type="float">
            <text:p>50.9337860780985</text:p>
          </table:table-cell>
          <table:table-cell table:formula="of:=30000/(([.V1]+1)*31)" office:value-type="float" office:value="48.3870967741936" calcext:value-type="float">
            <text:p>48.3870967741936</text:p>
          </table:table-cell>
          <table:table-cell table:formula="of:=30000/(([.W1]+1)*31)" office:value-type="float" office:value="46.0829493087558" calcext:value-type="float">
            <text:p>46.0829493087558</text:p>
          </table:table-cell>
          <table:table-cell table:formula="of:=30000/(([.X1]+1)*31)" office:value-type="float" office:value="43.9882697947214" calcext:value-type="float">
            <text:p>43.9882697947214</text:p>
          </table:table-cell>
          <table:table-cell table:formula="of:=30000/(([.Y1]+1)*31)" office:value-type="float" office:value="42.0757363253857" calcext:value-type="float">
            <text:p>42.0757363253857</text:p>
          </table:table-cell>
          <table:table-cell table:formula="of:=30000/(([.Z1]+1)*31)" office:value-type="float" office:value="40.3225806451613" calcext:value-type="float">
            <text:p>40.3225806451613</text:p>
          </table:table-cell>
          <table:table-cell table:formula="of:=30000/(([.AA1]+1)*31)" office:value-type="float" office:value="38.7096774193548" calcext:value-type="float">
            <text:p>38.7096774193548</text:p>
          </table:table-cell>
          <table:table-cell table:formula="of:=30000/(([.AB1]+1)*31)" office:value-type="float" office:value="37.2208436724566" calcext:value-type="float">
            <text:p>37.2208436724566</text:p>
          </table:table-cell>
          <table:table-cell table:formula="of:=30000/(([.AC1]+1)*31)" office:value-type="float" office:value="35.84229390681" calcext:value-type="float">
            <text:p>35.84229390681</text:p>
          </table:table-cell>
          <table:table-cell table:formula="of:=30000/(([.AD1]+1)*31)" office:value-type="float" office:value="34.5622119815668" calcext:value-type="float">
            <text:p>34.5622119815668</text:p>
          </table:table-cell>
          <table:table-cell table:formula="of:=30000/(([.AE1]+1)*31)" office:value-type="float" office:value="33.3704115684093" calcext:value-type="float">
            <text:p>33.3704115684093</text:p>
          </table:table-cell>
          <table:table-cell table:formula="of:=30000/(([.AF1]+1)*31)" office:value-type="float" office:value="32.258064516129" calcext:value-type="float">
            <text:p>32.258064516129</text:p>
          </table:table-cell>
          <table:table-cell table:formula="of:=30000/(([.AG1]+1)*31)" office:value-type="float" office:value="31.2174817898023" calcext:value-type="float">
            <text:p>31.2174817898023</text:p>
          </table:table-cell>
          <table:table-cell table:formula="of:=30000/(([.AH1]+1)*31)" office:value-type="float" office:value="30.241935483871" calcext:value-type="float">
            <text:p>30.241935483871</text:p>
          </table:table-cell>
          <table:table-cell table:number-columns-repeated="990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30000/(([.C1]+1)*[.B13])" office:value-type="float" office:value="30000" calcext:value-type="float">
            <text:p>30000</text:p>
          </table:table-cell>
          <table:table-cell table:style-name="ce11" table:formula="of:=30000/(([.D1]+1)*1)" office:value-type="float" office:value="15000" calcext:value-type="float">
            <text:p>15000</text:p>
          </table:table-cell>
          <table:table-cell table:style-name="ce11" table:formula="of:=30000/(([.E1]+1)*1)" office:value-type="float" office:value="10000" calcext:value-type="float">
            <text:p>10000</text:p>
          </table:table-cell>
          <table:table-cell table:style-name="ce11" table:formula="of:=30000/(([.F1]+1)*1)" office:value-type="float" office:value="7500" calcext:value-type="float">
            <text:p>7500</text:p>
          </table:table-cell>
          <table:table-cell table:style-name="ce11" table:formula="of:=30000/(([.G1]+1)*1)" office:value-type="float" office:value="6000" calcext:value-type="float">
            <text:p>6000</text:p>
          </table:table-cell>
          <table:table-cell table:style-name="ce11" table:formula="of:=30000/(([.H1]+1)*1)" office:value-type="float" office:value="5000" calcext:value-type="float">
            <text:p>5000</text:p>
          </table:table-cell>
          <table:table-cell table:style-name="ce11" table:formula="of:=30000/(([.I1]+1)*1)" office:value-type="float" office:value="4285.71428571429" calcext:value-type="float">
            <text:p>4285.71428571429</text:p>
          </table:table-cell>
          <table:table-cell table:style-name="ce11" table:formula="of:=30000/(([.J1]+1)*1)" office:value-type="float" office:value="3750" calcext:value-type="float">
            <text:p>3750</text:p>
          </table:table-cell>
          <table:table-cell table:style-name="ce11" table:formula="of:=30000/(([.K1]+1)*1)" office:value-type="float" office:value="3333.33333333333" calcext:value-type="float">
            <text:p>3333.33333333333</text:p>
          </table:table-cell>
          <table:table-cell table:style-name="ce11" table:formula="of:=30000/(([.L1]+1)*1)" office:value-type="float" office:value="3000" calcext:value-type="float">
            <text:p>3000</text:p>
          </table:table-cell>
          <table:table-cell table:style-name="ce11" table:formula="of:=30000/(([.M1]+1)*1)" office:value-type="float" office:value="2727.27272727273" calcext:value-type="float">
            <text:p>2727.27272727273</text:p>
          </table:table-cell>
          <table:table-cell table:style-name="ce11" table:formula="of:=30000/(([.N1]+1)*1)" office:value-type="float" office:value="2500" calcext:value-type="float">
            <text:p>2500</text:p>
          </table:table-cell>
          <table:table-cell table:style-name="ce11" table:formula="of:=30000/(([.O1]+1)*1)" office:value-type="float" office:value="2307.69230769231" calcext:value-type="float">
            <text:p>2307.69230769231</text:p>
          </table:table-cell>
          <table:table-cell table:style-name="ce11" table:formula="of:=30000/(([.P1]+1)*1)" office:value-type="float" office:value="2142.85714285714" calcext:value-type="float">
            <text:p>2142.85714285714</text:p>
          </table:table-cell>
          <table:table-cell table:style-name="ce11" table:formula="of:=30000/(([.Q1]+1)*1)" office:value-type="float" office:value="2000" calcext:value-type="float">
            <text:p>2000</text:p>
          </table:table-cell>
          <table:table-cell table:style-name="ce11" table:formula="of:=30000/(([.R1]+1)*1)" office:value-type="float" office:value="1875" calcext:value-type="float">
            <text:p>1875</text:p>
          </table:table-cell>
          <table:table-cell table:style-name="ce11" table:formula="of:=30000/(([.S1]+1)*1)" office:value-type="float" office:value="1764.70588235294" calcext:value-type="float">
            <text:p>1764.70588235294</text:p>
          </table:table-cell>
          <table:table-cell table:style-name="ce11" table:formula="of:=30000/(([.T1]+1)*1)" office:value-type="float" office:value="1666.66666666667" calcext:value-type="float">
            <text:p>1666.66666666667</text:p>
          </table:table-cell>
          <table:table-cell table:style-name="ce11" table:formula="of:=30000/(([.U1]+1)*1)" office:value-type="float" office:value="1578.94736842105" calcext:value-type="float">
            <text:p>1578.94736842105</text:p>
          </table:table-cell>
          <table:table-cell table:style-name="ce11" table:formula="of:=30000/(([.V1]+1)*1)" office:value-type="float" office:value="1500" calcext:value-type="float">
            <text:p>1500</text:p>
          </table:table-cell>
          <table:table-cell table:style-name="ce11" table:formula="of:=30000/(([.W1]+1)*1)" office:value-type="float" office:value="1428.57142857143" calcext:value-type="float">
            <text:p>1428.57142857143</text:p>
          </table:table-cell>
          <table:table-cell table:style-name="ce11" table:formula="of:=30000/(([.X1]+1)*1)" office:value-type="float" office:value="1363.63636363636" calcext:value-type="float">
            <text:p>1363.63636363636</text:p>
          </table:table-cell>
          <table:table-cell table:style-name="ce11" table:formula="of:=30000/(([.Y1]+1)*1)" office:value-type="float" office:value="1304.34782608696" calcext:value-type="float">
            <text:p>1304.34782608696</text:p>
          </table:table-cell>
          <table:table-cell table:style-name="ce11" table:formula="of:=30000/(([.Z1]+1)*1)" office:value-type="float" office:value="1250" calcext:value-type="float">
            <text:p>1250</text:p>
          </table:table-cell>
          <table:table-cell table:style-name="ce11" table:formula="of:=30000/(([.AA1]+1)*1)" office:value-type="float" office:value="1200" calcext:value-type="float">
            <text:p>1200</text:p>
          </table:table-cell>
          <table:table-cell table:style-name="ce11" table:formula="of:=30000/(([.AB1]+1)*1)" office:value-type="float" office:value="1153.84615384615" calcext:value-type="float">
            <text:p>1153.84615384615</text:p>
          </table:table-cell>
          <table:table-cell table:style-name="ce11" table:formula="of:=30000/(([.AC1]+1)*1)" office:value-type="float" office:value="1111.11111111111" calcext:value-type="float">
            <text:p>1111.11111111111</text:p>
          </table:table-cell>
          <table:table-cell table:style-name="ce11" table:formula="of:=30000/(([.AD1]+1)*1)" office:value-type="float" office:value="1071.42857142857" calcext:value-type="float">
            <text:p>1071.42857142857</text:p>
          </table:table-cell>
          <table:table-cell table:style-name="ce11" table:formula="of:=30000/(([.AE1]+1)*1)" office:value-type="float" office:value="1034.48275862069" calcext:value-type="float">
            <text:p>1034.48275862069</text:p>
          </table:table-cell>
          <table:table-cell table:style-name="ce11" table:formula="of:=30000/(([.AF1]+1)*1)" office:value-type="float" office:value="1000" calcext:value-type="float">
            <text:p>1000</text:p>
          </table:table-cell>
          <table:table-cell table:style-name="ce11" table:formula="of:=30000/(([.AG1]+1)*1)" office:value-type="float" office:value="967.741935483871" calcext:value-type="float">
            <text:p>967.741935483871</text:p>
          </table:table-cell>
          <table:table-cell table:style-name="ce11" table:formula="of:=30000/(([.AH1]+1)*1)" office:value-type="float" office:value="937.5" calcext:value-type="float">
            <text:p>937.5</text:p>
          </table:table-cell>
          <table:table-cell table:number-columns-repeated="99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30000/(([.C1]+1)*[.B14])" office:value-type="float" office:value="5000" calcext:value-type="float">
            <text:p>5000</text:p>
          </table:table-cell>
          <table:table-cell table:formula="of:=30000/(([.D1]+1)*6)" office:value-type="float" office:value="2500" calcext:value-type="float">
            <text:p>2500</text:p>
          </table:table-cell>
          <table:table-cell table:formula="of:=30000/(([.E1]+1)*6)" office:value-type="float" office:value="1666.66666666667" calcext:value-type="float">
            <text:p>1666.66666666667</text:p>
          </table:table-cell>
          <table:table-cell table:formula="of:=30000/(([.F1]+1)*6)" office:value-type="float" office:value="1250" calcext:value-type="float">
            <text:p>1250</text:p>
          </table:table-cell>
          <table:table-cell table:formula="of:=30000/(([.G1]+1)*6)" office:value-type="float" office:value="1000" calcext:value-type="float">
            <text:p>1000</text:p>
          </table:table-cell>
          <table:table-cell table:formula="of:=30000/(([.H1]+1)*6)" office:value-type="float" office:value="833.333333333333" calcext:value-type="float">
            <text:p>833.333333333333</text:p>
          </table:table-cell>
          <table:table-cell table:formula="of:=30000/(([.I1]+1)*6)" office:value-type="float" office:value="714.285714285714" calcext:value-type="float">
            <text:p>714.285714285714</text:p>
          </table:table-cell>
          <table:table-cell table:formula="of:=30000/(([.J1]+1)*6)" office:value-type="float" office:value="625" calcext:value-type="float">
            <text:p>625</text:p>
          </table:table-cell>
          <table:table-cell table:formula="of:=30000/(([.K1]+1)*6)" office:value-type="float" office:value="555.555555555556" calcext:value-type="float">
            <text:p>555.555555555556</text:p>
          </table:table-cell>
          <table:table-cell table:formula="of:=30000/(([.L1]+1)*6)" office:value-type="float" office:value="500" calcext:value-type="float">
            <text:p>500</text:p>
          </table:table-cell>
          <table:table-cell table:formula="of:=30000/(([.M1]+1)*6)" office:value-type="float" office:value="454.545454545455" calcext:value-type="float">
            <text:p>454.545454545455</text:p>
          </table:table-cell>
          <table:table-cell table:formula="of:=30000/(([.N1]+1)*6)" office:value-type="float" office:value="416.666666666667" calcext:value-type="float">
            <text:p>416.666666666667</text:p>
          </table:table-cell>
          <table:table-cell table:formula="of:=30000/(([.O1]+1)*6)" office:value-type="float" office:value="384.615384615385" calcext:value-type="float">
            <text:p>384.615384615385</text:p>
          </table:table-cell>
          <table:table-cell table:formula="of:=30000/(([.P1]+1)*6)" office:value-type="float" office:value="357.142857142857" calcext:value-type="float">
            <text:p>357.142857142857</text:p>
          </table:table-cell>
          <table:table-cell table:formula="of:=30000/(([.Q1]+1)*6)" office:value-type="float" office:value="333.333333333333" calcext:value-type="float">
            <text:p>333.333333333333</text:p>
          </table:table-cell>
          <table:table-cell table:formula="of:=30000/(([.R1]+1)*6)" office:value-type="float" office:value="312.5" calcext:value-type="float">
            <text:p>312.5</text:p>
          </table:table-cell>
          <table:table-cell table:formula="of:=30000/(([.S1]+1)*6)" office:value-type="float" office:value="294.117647058824" calcext:value-type="float">
            <text:p>294.117647058824</text:p>
          </table:table-cell>
          <table:table-cell table:formula="of:=30000/(([.T1]+1)*6)" office:value-type="float" office:value="277.777777777778" calcext:value-type="float">
            <text:p>277.777777777778</text:p>
          </table:table-cell>
          <table:table-cell table:formula="of:=30000/(([.U1]+1)*6)" office:value-type="float" office:value="263.157894736842" calcext:value-type="float">
            <text:p>263.157894736842</text:p>
          </table:table-cell>
          <table:table-cell table:formula="of:=30000/(([.V1]+1)*6)" office:value-type="float" office:value="250" calcext:value-type="float">
            <text:p>250</text:p>
          </table:table-cell>
          <table:table-cell table:formula="of:=30000/(([.W1]+1)*6)" office:value-type="float" office:value="238.095238095238" calcext:value-type="float">
            <text:p>238.095238095238</text:p>
          </table:table-cell>
          <table:table-cell table:formula="of:=30000/(([.X1]+1)*6)" office:value-type="float" office:value="227.272727272727" calcext:value-type="float">
            <text:p>227.272727272727</text:p>
          </table:table-cell>
          <table:table-cell table:formula="of:=30000/(([.Y1]+1)*6)" office:value-type="float" office:value="217.391304347826" calcext:value-type="float">
            <text:p>217.391304347826</text:p>
          </table:table-cell>
          <table:table-cell table:formula="of:=30000/(([.Z1]+1)*6)" office:value-type="float" office:value="208.333333333333" calcext:value-type="float">
            <text:p>208.333333333333</text:p>
          </table:table-cell>
          <table:table-cell table:formula="of:=30000/(([.AA1]+1)*6)" office:value-type="float" office:value="200" calcext:value-type="float">
            <text:p>200</text:p>
          </table:table-cell>
          <table:table-cell table:formula="of:=30000/(([.AB1]+1)*6)" office:value-type="float" office:value="192.307692307692" calcext:value-type="float">
            <text:p>192.307692307692</text:p>
          </table:table-cell>
          <table:table-cell table:formula="of:=30000/(([.AC1]+1)*6)" office:value-type="float" office:value="185.185185185185" calcext:value-type="float">
            <text:p>185.185185185185</text:p>
          </table:table-cell>
          <table:table-cell table:formula="of:=30000/(([.AD1]+1)*6)" office:value-type="float" office:value="178.571428571429" calcext:value-type="float">
            <text:p>178.571428571429</text:p>
          </table:table-cell>
          <table:table-cell table:formula="of:=30000/(([.AE1]+1)*6)" office:value-type="float" office:value="172.413793103448" calcext:value-type="float">
            <text:p>172.413793103448</text:p>
          </table:table-cell>
          <table:table-cell table:formula="of:=30000/(([.AF1]+1)*6)" office:value-type="float" office:value="166.666666666667" calcext:value-type="float">
            <text:p>166.666666666667</text:p>
          </table:table-cell>
          <table:table-cell table:formula="of:=30000/(([.AG1]+1)*6)" office:value-type="float" office:value="161.290322580645" calcext:value-type="float">
            <text:p>161.290322580645</text:p>
          </table:table-cell>
          <table:table-cell table:formula="of:=30000/(([.AH1]+1)*6)" office:value-type="float" office:value="156.25" calcext:value-type="float">
            <text:p>156.25</text:p>
          </table:table-cell>
          <table:table-cell table:number-columns-repeated="99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30000/(([.C1]+1)*[.B15])" office:value-type="float" office:value="5000" calcext:value-type="float">
            <text:p>5000</text:p>
          </table:table-cell>
          <table:table-cell table:formula="of:=30000/(([.D1]+1)*6)" office:value-type="float" office:value="2500" calcext:value-type="float">
            <text:p>2500</text:p>
          </table:table-cell>
          <table:table-cell table:formula="of:=30000/(([.E1]+1)*6)" office:value-type="float" office:value="1666.66666666667" calcext:value-type="float">
            <text:p>1666.66666666667</text:p>
          </table:table-cell>
          <table:table-cell table:formula="of:=30000/(([.F1]+1)*6)" office:value-type="float" office:value="1250" calcext:value-type="float">
            <text:p>1250</text:p>
          </table:table-cell>
          <table:table-cell table:formula="of:=30000/(([.G1]+1)*6)" office:value-type="float" office:value="1000" calcext:value-type="float">
            <text:p>1000</text:p>
          </table:table-cell>
          <table:table-cell table:formula="of:=30000/(([.H1]+1)*6)" office:value-type="float" office:value="833.333333333333" calcext:value-type="float">
            <text:p>833.333333333333</text:p>
          </table:table-cell>
          <table:table-cell table:formula="of:=30000/(([.I1]+1)*6)" office:value-type="float" office:value="714.285714285714" calcext:value-type="float">
            <text:p>714.285714285714</text:p>
          </table:table-cell>
          <table:table-cell table:formula="of:=30000/(([.J1]+1)*6)" office:value-type="float" office:value="625" calcext:value-type="float">
            <text:p>625</text:p>
          </table:table-cell>
          <table:table-cell table:formula="of:=30000/(([.K1]+1)*6)" office:value-type="float" office:value="555.555555555556" calcext:value-type="float">
            <text:p>555.555555555556</text:p>
          </table:table-cell>
          <table:table-cell table:formula="of:=30000/(([.L1]+1)*6)" office:value-type="float" office:value="500" calcext:value-type="float">
            <text:p>500</text:p>
          </table:table-cell>
          <table:table-cell table:formula="of:=30000/(([.M1]+1)*6)" office:value-type="float" office:value="454.545454545455" calcext:value-type="float">
            <text:p>454.545454545455</text:p>
          </table:table-cell>
          <table:table-cell table:formula="of:=30000/(([.N1]+1)*6)" office:value-type="float" office:value="416.666666666667" calcext:value-type="float">
            <text:p>416.666666666667</text:p>
          </table:table-cell>
          <table:table-cell table:formula="of:=30000/(([.O1]+1)*6)" office:value-type="float" office:value="384.615384615385" calcext:value-type="float">
            <text:p>384.615384615385</text:p>
          </table:table-cell>
          <table:table-cell table:formula="of:=30000/(([.P1]+1)*6)" office:value-type="float" office:value="357.142857142857" calcext:value-type="float">
            <text:p>357.142857142857</text:p>
          </table:table-cell>
          <table:table-cell table:formula="of:=30000/(([.Q1]+1)*6)" office:value-type="float" office:value="333.333333333333" calcext:value-type="float">
            <text:p>333.333333333333</text:p>
          </table:table-cell>
          <table:table-cell table:formula="of:=30000/(([.R1]+1)*6)" office:value-type="float" office:value="312.5" calcext:value-type="float">
            <text:p>312.5</text:p>
          </table:table-cell>
          <table:table-cell table:formula="of:=30000/(([.S1]+1)*6)" office:value-type="float" office:value="294.117647058824" calcext:value-type="float">
            <text:p>294.117647058824</text:p>
          </table:table-cell>
          <table:table-cell table:formula="of:=30000/(([.T1]+1)*6)" office:value-type="float" office:value="277.777777777778" calcext:value-type="float">
            <text:p>277.777777777778</text:p>
          </table:table-cell>
          <table:table-cell table:formula="of:=30000/(([.U1]+1)*6)" office:value-type="float" office:value="263.157894736842" calcext:value-type="float">
            <text:p>263.157894736842</text:p>
          </table:table-cell>
          <table:table-cell table:formula="of:=30000/(([.V1]+1)*6)" office:value-type="float" office:value="250" calcext:value-type="float">
            <text:p>250</text:p>
          </table:table-cell>
          <table:table-cell table:formula="of:=30000/(([.W1]+1)*6)" office:value-type="float" office:value="238.095238095238" calcext:value-type="float">
            <text:p>238.095238095238</text:p>
          </table:table-cell>
          <table:table-cell table:formula="of:=30000/(([.X1]+1)*6)" office:value-type="float" office:value="227.272727272727" calcext:value-type="float">
            <text:p>227.272727272727</text:p>
          </table:table-cell>
          <table:table-cell table:formula="of:=30000/(([.Y1]+1)*6)" office:value-type="float" office:value="217.391304347826" calcext:value-type="float">
            <text:p>217.391304347826</text:p>
          </table:table-cell>
          <table:table-cell table:formula="of:=30000/(([.Z1]+1)*6)" office:value-type="float" office:value="208.333333333333" calcext:value-type="float">
            <text:p>208.333333333333</text:p>
          </table:table-cell>
          <table:table-cell table:formula="of:=30000/(([.AA1]+1)*6)" office:value-type="float" office:value="200" calcext:value-type="float">
            <text:p>200</text:p>
          </table:table-cell>
          <table:table-cell table:formula="of:=30000/(([.AB1]+1)*6)" office:value-type="float" office:value="192.307692307692" calcext:value-type="float">
            <text:p>192.307692307692</text:p>
          </table:table-cell>
          <table:table-cell table:formula="of:=30000/(([.AC1]+1)*6)" office:value-type="float" office:value="185.185185185185" calcext:value-type="float">
            <text:p>185.185185185185</text:p>
          </table:table-cell>
          <table:table-cell table:formula="of:=30000/(([.AD1]+1)*6)" office:value-type="float" office:value="178.571428571429" calcext:value-type="float">
            <text:p>178.571428571429</text:p>
          </table:table-cell>
          <table:table-cell table:formula="of:=30000/(([.AE1]+1)*6)" office:value-type="float" office:value="172.413793103448" calcext:value-type="float">
            <text:p>172.413793103448</text:p>
          </table:table-cell>
          <table:table-cell table:formula="of:=30000/(([.AF1]+1)*6)" office:value-type="float" office:value="166.666666666667" calcext:value-type="float">
            <text:p>166.666666666667</text:p>
          </table:table-cell>
          <table:table-cell table:formula="of:=30000/(([.AG1]+1)*6)" office:value-type="float" office:value="161.290322580645" calcext:value-type="float">
            <text:p>161.290322580645</text:p>
          </table:table-cell>
          <table:table-cell table:formula="of:=30000/(([.AH1]+1)*6)" office:value-type="float" office:value="156.25" calcext:value-type="float">
            <text:p>156.25</text:p>
          </table:table-cell>
          <table:table-cell table:number-columns-repeated="99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table:formula="of:=30000/(([.C1]+1)*[.B16])" office:value-type="float" office:value="322.58064516129" calcext:value-type="float">
            <text:p>322.58064516129</text:p>
          </table:table-cell>
          <table:table-cell table:formula="of:=30000/(([.D1]+1)*93)" office:value-type="float" office:value="161.290322580645" calcext:value-type="float">
            <text:p>161.290322580645</text:p>
          </table:table-cell>
          <table:table-cell table:formula="of:=30000/(([.E1]+1)*93)" office:value-type="float" office:value="107.52688172043" calcext:value-type="float">
            <text:p>107.52688172043</text:p>
          </table:table-cell>
          <table:table-cell table:formula="of:=30000/(([.F1]+1)*93)" office:value-type="float" office:value="80.6451612903226" calcext:value-type="float">
            <text:p>80.6451612903226</text:p>
          </table:table-cell>
          <table:table-cell table:formula="of:=30000/(([.G1]+1)*93)" office:value-type="float" office:value="64.5161290322581" calcext:value-type="float">
            <text:p>64.5161290322581</text:p>
          </table:table-cell>
          <table:table-cell table:formula="of:=30000/(([.H1]+1)*93)" office:value-type="float" office:value="53.7634408602151" calcext:value-type="float">
            <text:p>53.7634408602151</text:p>
          </table:table-cell>
          <table:table-cell table:formula="of:=30000/(([.I1]+1)*93)" office:value-type="float" office:value="46.0829493087558" calcext:value-type="float">
            <text:p>46.0829493087558</text:p>
          </table:table-cell>
          <table:table-cell table:formula="of:=30000/(([.J1]+1)*93)" office:value-type="float" office:value="40.3225806451613" calcext:value-type="float">
            <text:p>40.3225806451613</text:p>
          </table:table-cell>
          <table:table-cell table:formula="of:=30000/(([.K1]+1)*93)" office:value-type="float" office:value="35.84229390681" calcext:value-type="float">
            <text:p>35.84229390681</text:p>
          </table:table-cell>
          <table:table-cell table:formula="of:=30000/(([.L1]+1)*93)" office:value-type="float" office:value="32.258064516129" calcext:value-type="float">
            <text:p>32.258064516129</text:p>
          </table:table-cell>
          <table:table-cell table:formula="of:=30000/(([.M1]+1)*93)" office:value-type="float" office:value="29.3255131964809" calcext:value-type="float">
            <text:p>29.3255131964809</text:p>
          </table:table-cell>
          <table:table-cell table:formula="of:=30000/(([.N1]+1)*93)" office:value-type="float" office:value="26.8817204301075" calcext:value-type="float">
            <text:p>26.8817204301075</text:p>
          </table:table-cell>
          <table:table-cell table:formula="of:=30000/(([.O1]+1)*93)" office:value-type="float" office:value="24.8138957816377" calcext:value-type="float">
            <text:p>24.8138957816377</text:p>
          </table:table-cell>
          <table:table-cell table:formula="of:=30000/(([.P1]+1)*93)" office:value-type="float" office:value="23.0414746543779" calcext:value-type="float">
            <text:p>23.0414746543779</text:p>
          </table:table-cell>
          <table:table-cell table:formula="of:=30000/(([.Q1]+1)*93)" office:value-type="float" office:value="21.505376344086" calcext:value-type="float">
            <text:p>21.505376344086</text:p>
          </table:table-cell>
          <table:table-cell table:formula="of:=30000/(([.R1]+1)*93)" office:value-type="float" office:value="20.1612903225806" calcext:value-type="float">
            <text:p>20.1612903225806</text:p>
          </table:table-cell>
          <table:table-cell table:formula="of:=30000/(([.S1]+1)*93)" office:value-type="float" office:value="18.9753320683112" calcext:value-type="float">
            <text:p>18.9753320683112</text:p>
          </table:table-cell>
          <table:table-cell table:formula="of:=30000/(([.T1]+1)*93)" office:value-type="float" office:value="17.921146953405" calcext:value-type="float">
            <text:p>17.921146953405</text:p>
          </table:table-cell>
          <table:table-cell table:formula="of:=30000/(([.U1]+1)*93)" office:value-type="float" office:value="16.9779286926995" calcext:value-type="float">
            <text:p>16.9779286926995</text:p>
          </table:table-cell>
          <table:table-cell table:formula="of:=30000/(([.V1]+1)*93)" office:value-type="float" office:value="16.1290322580645" calcext:value-type="float">
            <text:p>16.1290322580645</text:p>
          </table:table-cell>
          <table:table-cell table:formula="of:=30000/(([.W1]+1)*93)" office:value-type="float" office:value="15.3609831029186" calcext:value-type="float">
            <text:p>15.3609831029186</text:p>
          </table:table-cell>
          <table:table-cell table:formula="of:=30000/(([.X1]+1)*93)" office:value-type="float" office:value="14.6627565982405" calcext:value-type="float">
            <text:p>14.6627565982405</text:p>
          </table:table-cell>
          <table:table-cell table:formula="of:=30000/(([.Y1]+1)*93)" office:value-type="float" office:value="14.0252454417952" calcext:value-type="float">
            <text:p>14.0252454417952</text:p>
          </table:table-cell>
          <table:table-cell table:formula="of:=30000/(([.Z1]+1)*93)" office:value-type="float" office:value="13.4408602150538" calcext:value-type="float">
            <text:p>13.4408602150538</text:p>
          </table:table-cell>
          <table:table-cell table:formula="of:=30000/(([.AA1]+1)*93)" office:value-type="float" office:value="12.9032258064516" calcext:value-type="float">
            <text:p>12.9032258064516</text:p>
          </table:table-cell>
          <table:table-cell table:formula="of:=30000/(([.AB1]+1)*93)" office:value-type="float" office:value="12.4069478908189" calcext:value-type="float">
            <text:p>12.4069478908189</text:p>
          </table:table-cell>
          <table:table-cell table:formula="of:=30000/(([.AC1]+1)*93)" office:value-type="float" office:value="11.94743130227" calcext:value-type="float">
            <text:p>11.94743130227</text:p>
          </table:table-cell>
          <table:table-cell table:formula="of:=30000/(([.AD1]+1)*93)" office:value-type="float" office:value="11.5207373271889" calcext:value-type="float">
            <text:p>11.5207373271889</text:p>
          </table:table-cell>
          <table:table-cell table:formula="of:=30000/(([.AE1]+1)*93)" office:value-type="float" office:value="11.1234705228031" calcext:value-type="float">
            <text:p>11.1234705228031</text:p>
          </table:table-cell>
          <table:table-cell table:formula="of:=30000/(([.AF1]+1)*93)" office:value-type="float" office:value="10.752688172043" calcext:value-type="float">
            <text:p>10.752688172043</text:p>
          </table:table-cell>
          <table:table-cell table:formula="of:=30000/(([.AG1]+1)*93)" office:value-type="float" office:value="10.4058272632674" calcext:value-type="float">
            <text:p>10.4058272632674</text:p>
          </table:table-cell>
          <table:table-cell table:formula="of:=30000/(([.AH1]+1)*93)" office:value-type="float" office:value="10.0806451612903" calcext:value-type="float">
            <text:p>10.0806451612903</text:p>
          </table:table-cell>
          <table:table-cell table:number-columns-repeated="99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30000/(([.C1]+1)*[.B17])" office:value-type="float" office:value="5000" calcext:value-type="float">
            <text:p>5000</text:p>
          </table:table-cell>
          <table:table-cell table:style-name="ce4" table:formula="of:=30000/(([.D1]+1)*6)" office:value-type="float" office:value="2500" calcext:value-type="float">
            <text:p>2500</text:p>
          </table:table-cell>
          <table:table-cell table:style-name="ce4" table:formula="of:=30000/(([.E1]+1)*6)" office:value-type="float" office:value="1666.66666666667" calcext:value-type="float">
            <text:p>1666.66666666667</text:p>
          </table:table-cell>
          <table:table-cell table:style-name="ce4" table:formula="of:=30000/(([.F1]+1)*6)" office:value-type="float" office:value="1250" calcext:value-type="float">
            <text:p>1250</text:p>
          </table:table-cell>
          <table:table-cell table:style-name="ce4" table:formula="of:=30000/(([.G1]+1)*6)" office:value-type="float" office:value="1000" calcext:value-type="float">
            <text:p>1000</text:p>
          </table:table-cell>
          <table:table-cell table:style-name="ce4" table:formula="of:=30000/(([.H1]+1)*6)" office:value-type="float" office:value="833.333333333333" calcext:value-type="float">
            <text:p>833.333333333333</text:p>
          </table:table-cell>
          <table:table-cell table:style-name="ce4" table:formula="of:=30000/(([.I1]+1)*6)" office:value-type="float" office:value="714.285714285714" calcext:value-type="float">
            <text:p>714.285714285714</text:p>
          </table:table-cell>
          <table:table-cell table:style-name="ce4" table:formula="of:=30000/(([.J1]+1)*6)" office:value-type="float" office:value="625" calcext:value-type="float">
            <text:p>625</text:p>
          </table:table-cell>
          <table:table-cell table:style-name="ce4" table:formula="of:=30000/(([.K1]+1)*6)" office:value-type="float" office:value="555.555555555556" calcext:value-type="float">
            <text:p>555.555555555556</text:p>
          </table:table-cell>
          <table:table-cell table:style-name="ce4" table:formula="of:=30000/(([.L1]+1)*6)" office:value-type="float" office:value="500" calcext:value-type="float">
            <text:p>500</text:p>
          </table:table-cell>
          <table:table-cell table:style-name="ce4" table:formula="of:=30000/(([.M1]+1)*6)" office:value-type="float" office:value="454.545454545455" calcext:value-type="float">
            <text:p>454.545454545455</text:p>
          </table:table-cell>
          <table:table-cell table:style-name="ce4" table:formula="of:=30000/(([.N1]+1)*6)" office:value-type="float" office:value="416.666666666667" calcext:value-type="float">
            <text:p>416.666666666667</text:p>
          </table:table-cell>
          <table:table-cell table:style-name="ce4" table:formula="of:=30000/(([.O1]+1)*6)" office:value-type="float" office:value="384.615384615385" calcext:value-type="float">
            <text:p>384.615384615385</text:p>
          </table:table-cell>
          <table:table-cell table:style-name="ce4" table:formula="of:=30000/(([.P1]+1)*6)" office:value-type="float" office:value="357.142857142857" calcext:value-type="float">
            <text:p>357.142857142857</text:p>
          </table:table-cell>
          <table:table-cell table:style-name="ce4" table:formula="of:=30000/(([.Q1]+1)*6)" office:value-type="float" office:value="333.333333333333" calcext:value-type="float">
            <text:p>333.333333333333</text:p>
          </table:table-cell>
          <table:table-cell table:style-name="ce4" table:formula="of:=30000/(([.R1]+1)*6)" office:value-type="float" office:value="312.5" calcext:value-type="float">
            <text:p>312.5</text:p>
          </table:table-cell>
          <table:table-cell table:style-name="ce4" table:formula="of:=30000/(([.S1]+1)*6)" office:value-type="float" office:value="294.117647058824" calcext:value-type="float">
            <text:p>294.117647058824</text:p>
          </table:table-cell>
          <table:table-cell table:style-name="ce4" table:formula="of:=30000/(([.T1]+1)*6)" office:value-type="float" office:value="277.777777777778" calcext:value-type="float">
            <text:p>277.777777777778</text:p>
          </table:table-cell>
          <table:table-cell table:style-name="ce4" table:formula="of:=30000/(([.U1]+1)*6)" office:value-type="float" office:value="263.157894736842" calcext:value-type="float">
            <text:p>263.157894736842</text:p>
          </table:table-cell>
          <table:table-cell table:style-name="ce4" table:formula="of:=30000/(([.V1]+1)*6)" office:value-type="float" office:value="250" calcext:value-type="float">
            <text:p>250</text:p>
          </table:table-cell>
          <table:table-cell table:style-name="ce4" table:formula="of:=30000/(([.W1]+1)*6)" office:value-type="float" office:value="238.095238095238" calcext:value-type="float">
            <text:p>238.095238095238</text:p>
          </table:table-cell>
          <table:table-cell table:style-name="ce4" table:formula="of:=30000/(([.X1]+1)*6)" office:value-type="float" office:value="227.272727272727" calcext:value-type="float">
            <text:p>227.272727272727</text:p>
          </table:table-cell>
          <table:table-cell table:style-name="ce4" table:formula="of:=30000/(([.Y1]+1)*6)" office:value-type="float" office:value="217.391304347826" calcext:value-type="float">
            <text:p>217.391304347826</text:p>
          </table:table-cell>
          <table:table-cell table:style-name="ce4" table:formula="of:=30000/(([.Z1]+1)*6)" office:value-type="float" office:value="208.333333333333" calcext:value-type="float">
            <text:p>208.333333333333</text:p>
          </table:table-cell>
          <table:table-cell table:style-name="ce4" table:formula="of:=30000/(([.AA1]+1)*6)" office:value-type="float" office:value="200" calcext:value-type="float">
            <text:p>200</text:p>
          </table:table-cell>
          <table:table-cell table:style-name="ce4" table:formula="of:=30000/(([.AB1]+1)*6)" office:value-type="float" office:value="192.307692307692" calcext:value-type="float">
            <text:p>192.307692307692</text:p>
          </table:table-cell>
          <table:table-cell table:style-name="ce4" table:formula="of:=30000/(([.AC1]+1)*6)" office:value-type="float" office:value="185.185185185185" calcext:value-type="float">
            <text:p>185.185185185185</text:p>
          </table:table-cell>
          <table:table-cell table:style-name="ce4" table:formula="of:=30000/(([.AD1]+1)*6)" office:value-type="float" office:value="178.571428571429" calcext:value-type="float">
            <text:p>178.571428571429</text:p>
          </table:table-cell>
          <table:table-cell table:style-name="ce4" table:formula="of:=30000/(([.AE1]+1)*6)" office:value-type="float" office:value="172.413793103448" calcext:value-type="float">
            <text:p>172.413793103448</text:p>
          </table:table-cell>
          <table:table-cell table:style-name="ce4" table:formula="of:=30000/(([.AF1]+1)*6)" office:value-type="float" office:value="166.666666666667" calcext:value-type="float">
            <text:p>166.666666666667</text:p>
          </table:table-cell>
          <table:table-cell table:style-name="ce4" table:formula="of:=30000/(([.AG1]+1)*6)" office:value-type="float" office:value="161.290322580645" calcext:value-type="float">
            <text:p>161.290322580645</text:p>
          </table:table-cell>
          <table:table-cell table:style-name="ce4" table:formula="of:=30000/(([.AH1]+1)*6)" office:value-type="float" office:value="156.25" calcext:value-type="float">
            <text:p>156.25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AUDFx</text:p>
          </table:table-cell>
          <table:table-cell office:value-type="string" calcext:value-type="string">
            <text:p>AUDCx</text:p>
          </table:table-cell>
          <table:table-cell office:value-type="string" calcext:value-type="string">
            <text:p>AUDFx</text:p>
          </table:table-cell>
          <table:table-cell office:value-type="string" calcext:value-type="string">
            <text:p>AUDCx</text:p>
          </table:table-cell>
          <table:table-cell office:value-type="string" calcext:value-type="string">
            <text:p>AUDFx</text:p>
          </table:table-cell>
          <table:table-cell office:value-type="string" calcext:value-type="string">
            <text:p>AUDCx</text:p>
          </table:table-cell>
          <table:table-cell office:value-type="string" calcext:value-type="string">
            <text:p>AUDFx</text:p>
          </table:table-cell>
          <table:table-cell office:value-type="string" calcext:value-type="string">
            <text:p>AUDCx</text:p>
          </table:table-cell>
          <table:table-cell office:value-type="string" calcext:value-type="string">
            <text:p>AUDFx</text:p>
          </table:table-cell>
          <table:table-cell office:value-type="string" calcext:value-type="string">
            <text:p>AUDCx</text:p>
          </table:table-cell>
          <table:table-cell office:value-type="string" calcext:value-type="string">
            <text:p>AUDFx</text:p>
          </table:table-cell>
          <table:table-cell office:value-type="string" calcext:value-type="string">
            <text:p>AUDCx</text:p>
          </table:table-cell>
          <table:table-cell office:value-type="string" calcext:value-type="string">
            <text:p>AUDFx</text:p>
          </table:table-cell>
          <table:table-cell office:value-type="string" calcext:value-type="string">
            <text:p>AUDCx</text:p>
          </table:table-cell>
          <table:table-cell office:value-type="string" calcext:value-type="string">
            <text:p>AUDFx</text:p>
          </table:table-cell>
          <table:table-cell office:value-type="string" calcext:value-type="string">
            <text:p>AUDCx</text:p>
          </table:table-cell>
          <table:table-cell office:value-type="string" calcext:value-type="string">
            <text:p>AUDFx</text:p>
          </table:table-cell>
          <table:table-cell office:value-type="string" calcext:value-type="string">
            <text:p>AUDCx</text:p>
          </table:table-cell>
          <table:table-cell office:value-type="string" calcext:value-type="string">
            <text:p>AUDFx</text:p>
          </table:table-cell>
          <table:table-cell office:value-type="string" calcext:value-type="string">
            <text:p>AUDCx</text:p>
          </table:table-cell>
          <table:table-cell office:value-type="string" calcext:value-type="string">
            <text:p>AUDFx</text:p>
          </table:table-cell>
          <table:table-cell office:value-type="string" calcext:value-type="string">
            <text:p>AUDCx</text:p>
          </table:table-cell>
          <table:table-cell office:value-type="string" calcext:value-type="string">
            <text:p>AUDFx</text:p>
          </table:table-cell>
          <table:table-cell office:value-type="string" calcext:value-type="string">
            <text:p>AUDCx</text:p>
          </table:table-cell>
          <table:table-cell office:value-type="string" calcext:value-type="string">
            <text:p>AUDFx</text:p>
          </table:table-cell>
          <table:table-cell office:value-type="string" calcext:value-type="string">
            <text:p>AUDCx</text:p>
          </table:table-cell>
          <table:table-cell office:value-type="string" calcext:value-type="string">
            <text:p>AUDFx</text:p>
          </table:table-cell>
          <table:table-cell office:value-type="string" calcext:value-type="string">
            <text:p>AUDCx</text:p>
          </table:table-cell>
          <table:table-cell office:value-type="string" calcext:value-type="string">
            <text:p>AUDFx</text:p>
          </table:table-cell>
          <table:table-cell office:value-type="string" calcext:value-type="string">
            <text:p>AUDC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1</text:p>
          </table:table-cell>
          <table:table-cell table:formula="of:=[.B32]/2" office:value-type="float" office:value="32.703" calcext:value-type="float">
            <text:p>32.70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#1</text:p>
          </table:table-cell>
          <table:table-cell table:formula="of:=[.B20]+(0.05946*[.B20])" office:value-type="float" office:value="34.64752038" calcext:value-type="float">
            <text:p>34.6475203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</text:p>
          </table:table-cell>
          <table:table-cell table:formula="of:=[.B21]+(0.05946*[.B21])" office:value-type="float" office:value="36.7076619417948" calcext:value-type="float">
            <text:p>36.707661941794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#1</text:p>
          </table:table-cell>
          <table:table-cell table:formula="of:=[.B22]+(0.05946*[.B22])" office:value-type="float" office:value="38.8902995208539" calcext:value-type="float">
            <text:p>38.890299520853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1</text:p>
          </table:table-cell>
          <table:table-cell table:formula="of:=[.B23]+(0.05946*[.B23])" office:value-type="float" office:value="41.2027167303639" calcext:value-type="float">
            <text:p>41.202716730363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table:formula="of:=[.B24]+(0.05946*[.B24])" office:value-type="float" office:value="43.6526302671513" calcext:value-type="float">
            <text:p>43.652630267151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#1</text:p>
          </table:table-cell>
          <table:table-cell table:formula="of:=[.B25]+(0.05946*[.B25])" office:value-type="float" office:value="46.2482156628362" calcext:value-type="float">
            <text:p>46.248215662836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</text:p>
          </table:table-cell>
          <table:table-cell table:formula="of:=[.B26]+(0.05946*[.B26])" office:value-type="float" office:value="48.9981345661484" calcext:value-type="float">
            <text:p>48.998134566148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#1</text:p>
          </table:table-cell>
          <table:table-cell table:formula="of:=[.B27]+(0.05946*[.B27])" office:value-type="float" office:value="51.9115636474516" calcext:value-type="float">
            <text:p>51.91156364745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table:formula="of:=[.B28]+(0.05946*[.B28])" office:value-type="float" office:value="54.998225221929" calcext:value-type="float">
            <text:p>54.99822522192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#1</text:p>
          </table:table-cell>
          <table:table-cell table:formula="of:=[.B29]+(0.05946*[.B29])" office:value-type="float" office:value="58.2684196936249" calcext:value-type="float">
            <text:p>58.268419693624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1</text:p>
          </table:table-cell>
          <table:table-cell table:formula="of:=[.B30]+(0.05946*[.B30])" office:value-type="float" office:value="61.7330599286079" calcext:value-type="float">
            <text:p>61.733059928607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65.406" calcext:value-type="float">
            <text:p>65.40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#2</text:p>
          </table:table-cell>
          <table:table-cell table:formula="of:=[.B32]+(0.05946*[.B32])" office:value-type="float" office:value="69.29504076" calcext:value-type="float">
            <text:p>69.2950407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</text:p>
          </table:table-cell>
          <table:table-cell table:formula="of:=[.B33]+(0.05946*[.B33])" office:value-type="float" office:value="73.4153238835896" calcext:value-type="float">
            <text:p>73.415323883589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#2</text:p>
          </table:table-cell>
          <table:table-cell table:formula="of:=[.B34]+(0.05946*[.B34])" office:value-type="float" office:value="77.7805990417078" calcext:value-type="float">
            <text:p>77.780599041707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2</text:p>
          </table:table-cell>
          <table:table-cell table:formula="of:=[.B35]+(0.05946*[.B35])" office:value-type="float" office:value="82.4054334607278" calcext:value-type="float">
            <text:p>82.405433460727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2</text:p>
          </table:table-cell>
          <table:table-cell table:formula="of:=[.B36]+(0.05946*[.B36])" office:value-type="float" office:value="87.3052605343027" calcext:value-type="float">
            <text:p>87.30526053430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#2</text:p>
          </table:table-cell>
          <table:table-cell table:formula="of:=[.B37]+(0.05946*[.B37])" office:value-type="float" office:value="92.4964313256723" calcext:value-type="float">
            <text:p>92.496431325672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2</text:p>
          </table:table-cell>
          <table:table-cell table:formula="of:=[.B38]+(0.05946*[.B38])" office:value-type="float" office:value="97.9962691322968" calcext:value-type="float">
            <text:p>97.996269132296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#2</text:p>
          </table:table-cell>
          <table:table-cell table:formula="of:=[.B39]+(0.05946*[.B39])" office:value-type="float" office:value="103.823127294903" calcext:value-type="float">
            <text:p>103.82312729490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2</text:p>
          </table:table-cell>
          <table:table-cell table:formula="of:=[.B40]+(0.05946*[.B40])" office:value-type="float" office:value="109.996450443858" calcext:value-type="float">
            <text:p>109.99645044385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#2</text:p>
          </table:table-cell>
          <table:table-cell table:formula="of:=[.B41]+(0.05946*[.B41])" office:value-type="float" office:value="116.53683938725" calcext:value-type="float">
            <text:p>116.5368393872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2</text:p>
          </table:table-cell>
          <table:table-cell table:formula="of:=[.B42]+(0.05946*[.B42])" office:value-type="float" office:value="123.466119857216" calcext:value-type="float">
            <text:p>123.4661198572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0.813" calcext:value-type="float">
            <text:p>130.8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#3</text:p>
          </table:table-cell>
          <table:table-cell table:formula="of:=[.B44]+(0.05946*[.B44])" office:value-type="float" office:value="138.59114098" calcext:value-type="float">
            <text:p>138.5911409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3</text:p>
          </table:table-cell>
          <table:table-cell table:formula="of:=[.B45]+(0.05946*[.B45])" office:value-type="float" office:value="146.831770222671" calcext:value-type="float">
            <text:p>146.83177022267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#3</text:p>
          </table:table-cell>
          <table:table-cell table:formula="of:=[.B46]+(0.05946*[.B46])" office:value-type="float" office:value="155.562387280111" calcext:value-type="float">
            <text:p>155.56238728011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3</text:p>
          </table:table-cell>
          <table:table-cell table:formula="of:=[.B47]+(0.05946*[.B47])" office:value-type="float" office:value="164.812126827786" calcext:value-type="float">
            <text:p>164.8121268277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3</text:p>
          </table:table-cell>
          <table:table-cell table:formula="of:=[.B48]+(0.05946*[.B48])" office:value-type="float" office:value="174.611855888966" calcext:value-type="float">
            <text:p>174.61185588896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#3</text:p>
          </table:table-cell>
          <table:table-cell table:formula="of:=[.B49]+(0.05946*[.B49])" office:value-type="float" office:value="184.994276840124" calcext:value-type="float">
            <text:p>184.99427684012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3</text:p>
          </table:table-cell>
          <table:table-cell table:formula="of:=[.B50]+(0.05946*[.B50])" office:value-type="float" office:value="195.994036541038" calcext:value-type="float">
            <text:p>195.99403654103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#3</text:p>
          </table:table-cell>
          <table:table-cell table:formula="of:=[.B51]+(0.05946*[.B51])" office:value-type="float" office:value="207.647841953768" calcext:value-type="float">
            <text:p>207.64784195376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table:formula="of:=[.B52]+(0.05946*[.B52])" office:value-type="float" office:value="219.994582636339" calcext:value-type="float">
            <text:p>219.99458263633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#3</text:p>
          </table:table-cell>
          <table:table-cell table:formula="of:=[.B53]+(0.05946*[.B53])" office:value-type="float" office:value="233.075460519896" calcext:value-type="float">
            <text:p>233.07546051989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3</text:p>
          </table:table-cell>
          <table:table-cell table:formula="of:=[.B54]+(0.05946*[.B54])" office:value-type="float" office:value="246.934127402409" calcext:value-type="float">
            <text:p>246.93412740240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26" calcext:value-type="float">
            <text:p>261.62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#4</text:p>
          </table:table-cell>
          <table:table-cell table:formula="of:=[.B56]+(0.05946*[.B56])" office:value-type="float" office:value="277.18228196" calcext:value-type="float">
            <text:p>277.1822819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4</text:p>
          </table:table-cell>
          <table:table-cell table:formula="of:=[.B57]+(0.05946*[.B57])" office:value-type="float" office:value="293.663540445342" calcext:value-type="float">
            <text:p>293.66354044534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#4</text:p>
          </table:table-cell>
          <table:table-cell table:formula="of:=[.B58]+(0.05946*[.B58])" office:value-type="float" office:value="311.124774560222" calcext:value-type="float">
            <text:p>311.1247745602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4</text:p>
          </table:table-cell>
          <table:table-cell table:formula="of:=[.B59]+(0.05946*[.B59])" office:value-type="float" office:value="329.624253655572" calcext:value-type="float">
            <text:p>329.62425365557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4</text:p>
          </table:table-cell>
          <table:table-cell table:formula="of:=[.B60]+(0.05946*[.B60])" office:value-type="float" office:value="349.223711777933" calcext:value-type="float">
            <text:p>349.22371177793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F#4</text:p>
          </table:table-cell>
          <table:table-cell table:style-name="ce9" table:formula="of:=[.B61]+(0.05946*[.B61])" office:value-type="float" office:value="369.988553680249" calcext:value-type="float">
            <text:p>369.9885536802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4</text:p>
          </table:table-cell>
          <table:table-cell table:formula="of:=[.B62]+(0.05946*[.B62])" office:value-type="float" office:value="391.988073082076" calcext:value-type="float">
            <text:p>391.98807308207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#4</text:p>
          </table:table-cell>
          <table:table-cell table:formula="of:=[.B63]+(0.05946*[.B63])" office:value-type="float" office:value="415.295683907536" calcext:value-type="float">
            <text:p>415.29568390753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A4</text:p>
          </table:table-cell>
          <table:table-cell table:style-name="ce9" table:formula="of:=[.B64]+(0.05946*[.B64])" office:value-type="float" office:value="439.989165272679" calcext:value-type="float">
            <text:p>439.9891652726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#4</text:p>
          </table:table-cell>
          <table:table-cell table:formula="of:=[.B65]+(0.05946*[.B65])" office:value-type="float" office:value="466.150921039792" calcext:value-type="float">
            <text:p>466.15092103979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4</text:p>
          </table:table-cell>
          <table:table-cell table:formula="of:=[.B66]+(0.05946*[.B66])" office:value-type="float" office:value="493.868254804818" calcext:value-type="float">
            <text:p>493.8682548048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.251" calcext:value-type="float">
            <text:p>523.25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#5</text:p>
          </table:table-cell>
          <table:table-cell table:formula="of:=[.B68]+(0.05946*[.B68])" office:value-type="float" office:value="554.36350446" calcext:value-type="float">
            <text:p>554.3635044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5</text:p>
          </table:table-cell>
          <table:table-cell table:formula="of:=[.B69]+(0.05946*[.B69])" office:value-type="float" office:value="587.325958435192" calcext:value-type="float">
            <text:p>587.32595843519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#5</text:p>
          </table:table-cell>
          <table:table-cell table:formula="of:=[.B70]+(0.05946*[.B70])" office:value-type="float" office:value="622.248359923748" calcext:value-type="float">
            <text:p>622.24835992374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5</text:p>
          </table:table-cell>
          <table:table-cell table:formula="of:=[.B71]+(0.05946*[.B71])" office:value-type="float" office:value="659.247247404814" calcext:value-type="float">
            <text:p>659.2472474048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5</text:p>
          </table:table-cell>
          <table:table-cell table:formula="of:=[.B72]+(0.05946*[.B72])" office:value-type="float" office:value="698.446088735504" calcext:value-type="float">
            <text:p>698.44608873550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#5</text:p>
          </table:table-cell>
          <table:table-cell table:formula="of:=[.B73]+(0.05946*[.B73])" office:value-type="float" office:value="739.975693171717" calcext:value-type="float">
            <text:p>739.97569317171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5</text:p>
          </table:table-cell>
          <table:table-cell table:formula="of:=[.B74]+(0.05946*[.B74])" office:value-type="float" office:value="783.974647887708" calcext:value-type="float">
            <text:p>783.97464788770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#5</text:p>
          </table:table-cell>
          <table:table-cell table:formula="of:=[.B75]+(0.05946*[.B75])" office:value-type="float" office:value="830.589780451111" calcext:value-type="float">
            <text:p>830.5897804511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5</text:p>
          </table:table-cell>
          <table:table-cell table:formula="of:=[.B76]+(0.05946*[.B76])" office:value-type="float" office:value="879.976648796734" calcext:value-type="float">
            <text:p>879.97664879673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#5</text:p>
          </table:table-cell>
          <table:table-cell table:formula="of:=[.B77]+(0.05946*[.B77])" office:value-type="float" office:value="932.300060334188" calcext:value-type="float">
            <text:p>932.30006033418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6</text:p>
          </table:table-cell>
          <table:table-cell table:formula="of:=[.B78]+(0.05946*[.B78])" office:value-type="float" office:value="987.734621921658" calcext:value-type="float">
            <text:p>987.73462192165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02" calcext:value-type="float">
            <text:p>1046.50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#6</text:p>
          </table:table-cell>
          <table:table-cell table:formula="of:=[.B80]+(0.05946*[.B80])" office:value-type="float" office:value="1108.72700892" calcext:value-type="float">
            <text:p>1108.7270089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6</text:p>
          </table:table-cell>
          <table:table-cell table:formula="of:=[.B81]+(0.05946*[.B81])" office:value-type="float" office:value="1174.65191687038" calcext:value-type="float">
            <text:p>1174.6519168703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#6</text:p>
          </table:table-cell>
          <table:table-cell table:formula="of:=[.B82]+(0.05946*[.B82])" office:value-type="float" office:value="1244.4967198475" calcext:value-type="float">
            <text:p>1244.496719847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6</text:p>
          </table:table-cell>
          <table:table-cell table:formula="of:=[.B83]+(0.05946*[.B83])" office:value-type="float" office:value="1318.49449480963" calcext:value-type="float">
            <text:p>1318.4944948096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6</text:p>
          </table:table-cell>
          <table:table-cell table:formula="of:=[.B84]+(0.05946*[.B84])" office:value-type="float" office:value="1396.89217747101" calcext:value-type="float">
            <text:p>1396.8921774710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#6</text:p>
          </table:table-cell>
          <table:table-cell table:formula="of:=[.B85]+(0.05946*[.B85])" office:value-type="float" office:value="1479.95138634343" calcext:value-type="float">
            <text:p>1479.9513863434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6</text:p>
          </table:table-cell>
          <table:table-cell table:formula="of:=[.B86]+(0.05946*[.B86])" office:value-type="float" office:value="1567.94929577542" calcext:value-type="float">
            <text:p>1567.9492957754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#6</text:p>
          </table:table-cell>
          <table:table-cell table:formula="of:=[.B87]+(0.05946*[.B87])" office:value-type="float" office:value="1661.17956090222" calcext:value-type="float">
            <text:p>1661.1795609022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</text:p>
          </table:table-cell>
          <table:table-cell table:formula="of:=[.B88]+(0.05946*[.B88])" office:value-type="float" office:value="1759.95329759347" calcext:value-type="float">
            <text:p>1759.953297593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#6</text:p>
          </table:table-cell>
          <table:table-cell table:formula="of:=[.B89]+(0.05946*[.B89])" office:value-type="float" office:value="1864.60012066838" calcext:value-type="float">
            <text:p>1864.6001206683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6</text:p>
          </table:table-cell>
          <table:table-cell table:formula="of:=[.B90]+(0.05946*[.B90])" office:value-type="float" office:value="1975.46924384332" calcext:value-type="float">
            <text:p>1975.4692438433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.005" calcext:value-type="float">
            <text:p>2093.00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C#7</text:p>
          </table:table-cell>
          <table:table-cell table:style-name="ce9" table:formula="of:=[.B92]+(0.05946*[.B92])" office:value-type="float" office:value="2217.4550773" calcext:value-type="float">
            <text:p>2217.45507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7</text:p>
          </table:table-cell>
          <table:table-cell table:formula="of:=[.B93]+(0.05946*[.B93])" office:value-type="float" office:value="2349.30495619626" calcext:value-type="float">
            <text:p>2349.3049561962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#7</text:p>
          </table:table-cell>
          <table:table-cell table:formula="of:=[.B94]+(0.05946*[.B94])" office:value-type="float" office:value="2488.99462889169" calcext:value-type="float">
            <text:p>2488.9946288916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9" office:value-type="string" calcext:value-type="string">
            <text:p>E7</text:p>
          </table:table-cell>
          <table:table-cell table:style-name="ce9" table:formula="of:=[.B95]+(0.05946*[.B95])" office:value-type="float" office:value="2636.99024952559" calcext:value-type="float">
            <text:p>2636.990249525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</text:p>
          </table:table-cell>
          <table:table-cell table:formula="of:=[.B96]+(0.05946*[.B96])" office:value-type="float" office:value="2793.78568976238" calcext:value-type="float">
            <text:p>2793.785689762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#7</text:p>
          </table:table-cell>
          <table:table-cell table:formula="of:=[.B97]+(0.05946*[.B97])" office:value-type="float" office:value="2959.90418687565" calcext:value-type="float">
            <text:p>2959.9041868756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G7</text:p>
          </table:table-cell>
          <table:table-cell table:style-name="ce9" table:formula="of:=[.B98]+(0.05946*[.B98])" office:value-type="float" office:value="3135.90008982728" calcext:value-type="float">
            <text:p>3135.900089827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#7</text:p>
          </table:table-cell>
          <table:table-cell table:formula="of:=[.B99]+(0.05946*[.B99])" office:value-type="float" office:value="3322.36070916841" calcext:value-type="float">
            <text:p>3322.360709168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A7</text:p>
          </table:table-cell>
          <table:table-cell table:style-name="ce9" table:formula="of:=[.B100]+(0.05946*[.B100])" office:value-type="float" office:value="3519.90827693556" calcext:value-type="float">
            <text:p>3519.908276935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#7</text:p>
          </table:table-cell>
          <table:table-cell table:formula="of:=[.B101]+(0.05946*[.B101])" office:value-type="float" office:value="3729.20202308215" calcext:value-type="float">
            <text:p>3729.202023082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B7</text:p>
          </table:table-cell>
          <table:table-cell table:style-name="ce9" table:formula="of:=[.B102]+(0.05946*[.B102])" office:value-type="float" office:value="3950.94037537461" calcext:value-type="float">
            <text:p>3950.940375374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09" calcext:value-type="float">
            <text:p>4186.0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C#8</text:p>
          </table:table-cell>
          <table:table-cell table:style-name="ce9" table:formula="of:=[.B104]+(0.05946*[.B104])" office:value-type="float" office:value="4434.90909514" calcext:value-type="float">
            <text:p>4434.90909514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D8</text:p>
          </table:table-cell>
          <table:table-cell table:style-name="ce9" table:formula="of:=[.B105]+(0.05946*[.B105])" office:value-type="float" office:value="4698.60878993703" calcext:value-type="float">
            <text:p>4698.608789937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#8</text:p>
          </table:table-cell>
          <table:table-cell table:formula="of:=[.B106]+(0.05946*[.B106])" office:value-type="float" office:value="4977.98806858668" calcext:value-type="float">
            <text:p>4977.988068586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9" office:value-type="string" calcext:value-type="string">
            <text:p>E8</text:p>
          </table:table-cell>
          <table:table-cell table:style-name="ce9" table:formula="of:=[.B107]+(0.05946*[.B107])" office:value-type="float" office:value="5273.97923914484" calcext:value-type="float">
            <text:p>5273.97923914484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F8</text:p>
          </table:table-cell>
          <table:table-cell table:style-name="ce9" table:formula="of:=[.B108]+(0.05946*[.B108])" office:value-type="float" office:value="5587.5700447044" calcext:value-type="float">
            <text:p>5587.57004470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#8</text:p>
          </table:table-cell>
          <table:table-cell table:formula="of:=[.B109]+(0.05946*[.B109])" office:value-type="float" office:value="5919.80695956252" calcext:value-type="float">
            <text:p>5919.806959562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G8</text:p>
          </table:table-cell>
          <table:table-cell table:style-name="ce9" table:formula="of:=[.B110]+(0.05946*[.B110])" office:value-type="float" office:value="6271.79868137811" calcext:value-type="float">
            <text:p>6271.79868137811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G#8</text:p>
          </table:table-cell>
          <table:table-cell table:style-name="ce9" table:formula="of:=[.B111]+(0.05946*[.B111])" office:value-type="float" office:value="6644.71983097285" calcext:value-type="float">
            <text:p>6644.7198309728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A8</text:p>
          </table:table-cell>
          <table:table-cell table:style-name="ce9" table:formula="of:=[.B112]+(0.05946*[.B112])" office:value-type="float" office:value="7039.8148721225" calcext:value-type="float">
            <text:p>7039.81487212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#8</text:p>
          </table:table-cell>
          <table:table-cell table:formula="of:=[.B113]+(0.05946*[.B113])" office:value-type="float" office:value="7458.4022644189" calcext:value-type="float">
            <text:p>7458.40226441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B8</text:p>
          </table:table-cell>
          <table:table-cell table:style-name="ce9" table:formula="of:=[.B114]+(0.05946*[.B114])" office:value-type="float" office:value="7901.87886306125" calcext:value-type="float">
            <text:p>7901.8788630612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C9</text:p>
          </table:table-cell>
          <table:table-cell table:style-name="ce9" office:value-type="float" office:value="8372.018" calcext:value-type="float">
            <text:p>8372.018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C#9</text:p>
          </table:table-cell>
          <table:table-cell table:style-name="ce9" table:formula="of:=[.B116]+(0.05946*[.B116])" office:value-type="float" office:value="8869.81819028" calcext:value-type="float">
            <text:p>8869.81819028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D9</text:p>
          </table:table-cell>
          <table:table-cell table:style-name="ce9" table:formula="of:=[.B117]+(0.05946*[.B117])" office:value-type="float" office:value="9397.21757987405" calcext:value-type="float">
            <text:p>9397.21757987405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D#9</text:p>
          </table:table-cell>
          <table:table-cell table:style-name="ce14" table:formula="of:=[.B118]+(0.05946*[.B118])" office:value-type="float" office:value="9955.97613717336" calcext:value-type="float">
            <text:p>9955.976137173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E9</text:p>
          </table:table-cell>
          <table:table-cell table:style-name="ce9" table:formula="of:=[.B119]+(0.05946*[.B119])" office:value-type="float" office:value="10547.9584782897" calcext:value-type="float">
            <text:p>10547.9584782897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F9</text:p>
          </table:table-cell>
          <table:table-cell table:style-name="ce9" table:formula="of:=[.B120]+(0.05946*[.B120])" office:value-type="float" office:value="11175.1400894088" calcext:value-type="float">
            <text:p>11175.1400894088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F#9</text:p>
          </table:table-cell>
          <table:table-cell table:style-name="ce9" table:formula="of:=[.B121]+(0.05946*[.B121])" office:value-type="float" office:value="11839.613919125" calcext:value-type="float">
            <text:p>11839.61391912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G9</text:p>
          </table:table-cell>
          <table:table-cell table:style-name="ce9" table:formula="of:=[.B122]+(0.05946*[.B122])" office:value-type="float" office:value="12543.5973627562" calcext:value-type="float">
            <text:p>12543.5973627562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G#9</text:p>
          </table:table-cell>
          <table:table-cell table:style-name="ce9" table:formula="of:=[.B123]+(0.05946*[.B123])" office:value-type="float" office:value="13289.4396619457" calcext:value-type="float">
            <text:p>13289.4396619457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A9</text:p>
          </table:table-cell>
          <table:table-cell table:style-name="ce9" table:formula="of:=[.B124]+(0.05946*[.B124])" office:value-type="float" office:value="14079.629744245" calcext:value-type="float">
            <text:p>14079.629744245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A#9</text:p>
          </table:table-cell>
          <table:table-cell table:style-name="ce14" table:formula="of:=[.B125]+(0.05946*[.B125])" office:value-type="float" office:value="14916.8045288378" calcext:value-type="float">
            <text:p>14916.80452883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B9</text:p>
          </table:table-cell>
          <table:table-cell table:style-name="ce9" table:formula="of:=[.B126]+(0.05946*[.B126])" office:value-type="float" office:value="15803.7577261225" calcext:value-type="float">
            <text:p>15803.757726122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C10</text:p>
          </table:table-cell>
          <table:table-cell table:style-name="ce9" office:value-type="float" office:value="16744.036" calcext:value-type="float">
            <text:p>16744.036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C#10</text:p>
          </table:table-cell>
          <table:table-cell table:style-name="ce9" table:formula="of:=[.B128]+(0.05946*[.B128])" office:value-type="float" office:value="17739.63638056" calcext:value-type="float">
            <text:p>17739.63638056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D10</text:p>
          </table:table-cell>
          <table:table-cell table:style-name="ce9" table:formula="of:=[.B129]+(0.05946*[.B129])" office:value-type="float" office:value="18794.4351597481" calcext:value-type="float">
            <text:p>18794.4351597481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D#10</text:p>
          </table:table-cell>
          <table:table-cell table:style-name="ce9" table:formula="of:=[.B130]+(0.05946*[.B130])" office:value-type="float" office:value="19911.9522743467" calcext:value-type="float">
            <text:p>19911.9522743467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E10</text:p>
          </table:table-cell>
          <table:table-cell table:style-name="ce9" table:formula="of:=[.B131]+(0.05946*[.B131])" office:value-type="float" office:value="21095.9169565794" calcext:value-type="float">
            <text:p>21095.9169565794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F10</text:p>
          </table:table-cell>
          <table:table-cell table:style-name="ce9" table:formula="of:=[.B132]+(0.05946*[.B132])" office:value-type="float" office:value="22350.2801788176" calcext:value-type="float">
            <text:p>22350.2801788176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F#10</text:p>
          </table:table-cell>
          <table:table-cell table:style-name="ce9" table:formula="of:=[.B133]+(0.05946*[.B133])" office:value-type="float" office:value="23679.2278382501" calcext:value-type="float">
            <text:p>23679.2278382501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G10</text:p>
          </table:table-cell>
          <table:table-cell table:style-name="ce9" table:formula="of:=[.B134]+(0.05946*[.B134])" office:value-type="float" office:value="25087.1947255124" calcext:value-type="float">
            <text:p>25087.1947255124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G#10</text:p>
          </table:table-cell>
          <table:table-cell table:style-name="ce9" table:formula="of:=[.B135]+(0.05946*[.B135])" office:value-type="float" office:value="26578.8793238914" calcext:value-type="float">
            <text:p>26578.8793238914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A10</text:p>
          </table:table-cell>
          <table:table-cell table:style-name="ce9" table:formula="of:=[.B136]+(0.05946*[.B136])" office:value-type="float" office:value="28159.25948849" calcext:value-type="float">
            <text:p>28159.259488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#10</text:p>
          </table:table-cell>
          <table:table-cell table:style-name="ce14" table:formula="of:=[.B137]+(0.05946*[.B137])" office:value-type="float" office:value="29833.6090576756" calcext:value-type="float">
            <text:p>29833.60905767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B10</text:p>
          </table:table-cell>
          <table:table-cell table:style-name="ce9" table:formula="of:=[.B138]+(0.05946*[.B138])" office:value-type="float" office:value="31607.515452245" calcext:value-type="float">
            <text:p>31607.51545224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C11</text:p>
          </table:table-cell>
          <table:table-cell table:style-name="ce9" table:formula="of:=[.B128]*2" office:value-type="float" office:value="33488.072" calcext:value-type="float">
            <text:p>33488.072</text:p>
          </table:table-cell>
          <table:table-cell table:number-columns-repeated="1022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Heffernan Matthew S CIV USAF AFMC AFRL/RISB</meta:initial-creator>
    <meta:creation-date>2020-10-29T19:53:12Z</meta:creation-date>
    <dc:date>2020-11-30T21:04:18.846108991</dc:date>
    <meta:editing-duration>PT21H33S</meta:editing-duration>
    <meta:editing-cycles>5</meta:editing-cycles>
    <meta:document-statistic meta:table-count="1" meta:cell-count="1706" meta:object-count="0"/>
  </office:meta>
</office:document-meta>
</file>